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Ubuntu" svg:font-family="Ubuntu, Tahoma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8125in" style:rel-column-width="27538*"/>
    </style:style>
    <style:style style:name="Table1.B" style:family="table-column">
      <style:table-column-properties style:column-width="3.8806in" style:rel-column-width="3799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3785in" style:rel-column-width="23288*"/>
    </style:style>
    <style:style style:name="Table2.B" style:family="table-column">
      <style:table-column-properties style:column-width="4.3146in" style:rel-column-width="4224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1896in" style:rel-column-width="11647*"/>
    </style:style>
    <style:style style:name="Table8.B" style:family="table-column">
      <style:table-column-properties style:column-width="2.8125in" style:rel-column-width="27538*"/>
    </style:style>
    <style:style style:name="Table8.C" style:family="table-column">
      <style:table-column-properties style:column-width="2.691in" style:rel-column-width="26350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84in" fo:margin-left="0.0111in" table:align="left"/>
    </style:style>
    <style:style style:name="Table5.A" style:family="table-column">
      <style:table-column-properties style:column-width="6.684in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15" style:family="table-row">
      <style:table-row-properties style:min-row-height="0.3069in"/>
    </style:style>
    <style:style style:name="P1" style:family="paragraph" style:parent-style-name="Standard">
      <style:text-properties officeooo:rsid="00157853" officeooo:paragraph-rsid="00157853"/>
    </style:style>
    <style:style style:name="P2" style:family="paragraph" style:parent-style-name="Standard">
      <style:paragraph-properties fo:text-align="start" style:justify-single-word="false"/>
      <style:text-properties officeooo:rsid="00157853" officeooo:paragraph-rsid="00157853"/>
    </style:style>
    <style:style style:name="P3" style:family="paragraph" style:parent-style-name="Standard">
      <style:paragraph-properties fo:text-align="center" style:justify-single-word="false"/>
      <style:text-properties fo:font-style="italic" officeooo:rsid="00157853" officeooo:paragraph-rsid="00157853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officeooo:rsid="00157853" officeooo:paragraph-rsid="00157853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italic" officeooo:rsid="00157853" officeooo:paragraph-rsid="00165b7a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tyle="italic" officeooo:rsid="002498a6" officeooo:paragraph-rsid="002498a6" style:font-style-asian="italic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tyle="italic" officeooo:rsid="002b6316" officeooo:paragraph-rsid="002b6316" style:font-style-asian="italic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tyle="italic" officeooo:rsid="0042cb5a" officeooo:paragraph-rsid="0042cb5a" style:font-style-asian="italic" style:font-style-complex="italic"/>
    </style:style>
    <style:style style:name="P9" style:family="paragraph" style:parent-style-name="Standard">
      <style:paragraph-properties fo:text-align="center" style:justify-single-word="false"/>
      <style:text-properties fo:font-style="italic" fo:font-weight="normal" officeooo:rsid="001ed7b9" officeooo:paragraph-rsid="00a01867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tyle="italic" fo:font-weight="normal" officeooo:rsid="001fdb9f" officeooo:paragraph-rsid="00a01867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officeooo:rsid="00165b7a" officeooo:paragraph-rsid="00191fce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officeooo:rsid="00165b7a" officeooo:paragraph-rsid="0019fb09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tyle="normal" officeooo:rsid="00176af8" officeooo:paragraph-rsid="00191fce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tyle="normal" officeooo:rsid="002498a6" officeooo:paragraph-rsid="002498a6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tyle="normal" officeooo:rsid="002498a6" officeooo:paragraph-rsid="007c29f8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tyle="normal" officeooo:rsid="00283fb5" officeooo:paragraph-rsid="00283fb5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tyle="normal" officeooo:rsid="00283fb5" officeooo:paragraph-rsid="002b6316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tyle="normal" officeooo:rsid="00283fb5" officeooo:paragraph-rsid="007f4010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tyle="normal" officeooo:rsid="002b6316" officeooo:paragraph-rsid="002b6316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tyle="normal" officeooo:rsid="00399b7e" officeooo:paragraph-rsid="00399b7e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tyle="normal" officeooo:rsid="003b4c19" officeooo:paragraph-rsid="003b4c19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tyle="normal" officeooo:rsid="00502afa" officeooo:paragraph-rsid="0034e385" style:font-style-asian="normal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tyle="normal" officeooo:rsid="00324d67" officeooo:paragraph-rsid="00324d67" style:font-style-asian="normal" style:font-style-complex="normal"/>
    </style:style>
    <style:style style:name="P24" style:family="paragraph" style:parent-style-name="Standard">
      <style:paragraph-properties fo:text-align="start" style:justify-single-word="false"/>
      <style:text-properties fo:font-style="normal" officeooo:rsid="0033353e" officeooo:paragraph-rsid="0033353e" style:font-style-asian="normal" style:font-style-complex="normal"/>
    </style:style>
    <style:style style:name="P25" style:family="paragraph" style:parent-style-name="Standard">
      <style:paragraph-properties fo:text-align="start" style:justify-single-word="false"/>
      <style:text-properties fo:font-style="normal" officeooo:rsid="007a33ef" officeooo:paragraph-rsid="0033353e" style:font-style-asian="normal" style:font-style-complex="normal"/>
    </style:style>
    <style:style style:name="P26" style:family="paragraph" style:parent-style-name="Standard">
      <style:paragraph-properties fo:text-align="start" style:justify-single-word="false"/>
      <style:text-properties fo:font-style="normal" officeooo:rsid="0034e385" officeooo:paragraph-rsid="0034e385" style:font-style-asian="normal" style:font-style-complex="normal"/>
    </style:style>
    <style:style style:name="P27" style:family="paragraph" style:parent-style-name="Standard">
      <style:paragraph-properties fo:text-align="start" style:justify-single-word="false"/>
      <style:text-properties fo:font-style="normal" fo:font-weight="normal" officeooo:rsid="001fdb9f" officeooo:paragraph-rsid="00a01867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1fdb9f" officeooo:paragraph-rsid="00a01867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tyle="normal" fo:font-weight="normal" officeooo:rsid="0033353e" officeooo:paragraph-rsid="00382006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tyle="normal" fo:font-weight="bold" officeooo:rsid="00324d67" officeooo:paragraph-rsid="00324d67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tyle="normal" fo:font-weight="bold" officeooo:rsid="0033353e" officeooo:paragraph-rsid="0033353e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tyle="normal" fo:font-weight="bold" officeooo:rsid="00399b7e" officeooo:paragraph-rsid="00399b7e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tyle="normal" fo:font-weight="bold" officeooo:rsid="008f84cf" officeooo:paragraph-rsid="008f84cf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weight="bold" officeooo:rsid="0090625d" officeooo:paragraph-rsid="0090625d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weight="bold" officeooo:rsid="0092602d" officeooo:paragraph-rsid="0092602d" style:font-weight-asian="bold" style:font-weight-complex="bold"/>
    </style:style>
    <style:style style:name="P36" style:family="paragraph" style:parent-style-name="Standard">
      <style:text-properties fo:font-weight="normal" officeooo:rsid="001ed7b9" officeooo:paragraph-rsid="00a01867" style:font-weight-asian="normal" style:font-weight-complex="normal"/>
    </style:style>
    <style:style style:name="P37" style:family="paragraph" style:parent-style-name="Standard">
      <style:text-properties fo:font-weight="normal" officeooo:rsid="001fdb9f" officeooo:paragraph-rsid="00a01867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9aa3c4" officeooo:paragraph-rsid="009aa3c4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officeooo:paragraph-rsid="00a01867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fo:font-size="12pt" officeooo:rsid="003f81c9" officeooo:paragraph-rsid="003f81c9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font-size="12pt" officeooo:rsid="00a3c385" officeooo:paragraph-rsid="00a3c385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fo:font-size="12pt" fo:font-weight="bold" officeooo:rsid="009f4e67" officeooo:paragraph-rsid="009f4e67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a01867" officeooo:paragraph-rsid="00a01867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a01867" officeooo:paragraph-rsid="00a3c385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font-weight="bold" officeooo:rsid="00191fce" officeooo:paragraph-rsid="00191fce" style:font-weight-asian="bold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font-weight="bold" officeooo:rsid="00191fce" officeooo:paragraph-rsid="00298208" style:font-weight-asian="bold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font-weight="bold" officeooo:rsid="00191fce" officeooo:paragraph-rsid="002dab34" style:font-weight-asian="bold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font-weight="bold" officeooo:rsid="00191fce" officeooo:paragraph-rsid="00303e63" style:font-weight-asian="bold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font-weight="bold" officeooo:rsid="00191fce" officeooo:paragraph-rsid="00a01867" style:font-weight-asian="bold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font-weight="bold" officeooo:rsid="00577621" officeooo:paragraph-rsid="00577621" style:font-weight-asian="bold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font-weight="bold" officeooo:rsid="0058cc00" officeooo:paragraph-rsid="0058cc00" style:font-weight-asian="bold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font-weight="bold" officeooo:rsid="0076a59d" officeooo:paragraph-rsid="0076a59d" style:font-weight-asian="bold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font-weight="bold" officeooo:rsid="008f84cf" officeooo:paragraph-rsid="008f84cf" style:font-weight-asian="bold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fo:font-size="12pt" officeooo:paragraph-rsid="0019fb09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font-size="12pt" officeooo:paragraph-rsid="00676c47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font-size="12pt" officeooo:paragraph-rsid="00693537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fo:font-size="12pt" officeooo:paragraph-rsid="0073cd19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font-size="12pt" officeooo:paragraph-rsid="00701241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font-size="12pt" officeooo:paragraph-rsid="008430c6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font-size="12pt" officeooo:paragraph-rsid="00a01867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fo:font-size="12pt" officeooo:paragraph-rsid="00b0bac5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font-size="12pt" officeooo:rsid="002dab34" officeooo:paragraph-rsid="002dab34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font-size="12pt" officeooo:rsid="0029ab10" officeooo:paragraph-rsid="002e6723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fo:font-size="12pt" officeooo:rsid="00577621" officeooo:paragraph-rsid="00577621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fo:font-size="12pt" officeooo:rsid="00577621" officeooo:paragraph-rsid="00676c47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fo:font-size="12pt" officeooo:rsid="00577621" officeooo:paragraph-rsid="00693537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fo:font-size="12pt" officeooo:rsid="003b4c19" officeooo:paragraph-rsid="003b4c19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fo:font-size="12pt" officeooo:rsid="008bfb8e" officeooo:paragraph-rsid="008bfb8e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fo:font-size="12pt" fo:font-weight="bold" officeooo:rsid="00577621" officeooo:paragraph-rsid="00577621" style:font-size-asian="12pt" style:font-weight-asian="bold" style:font-size-complex="12pt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fo:font-size="12pt" fo:font-weight="bold" officeooo:rsid="003f81c9" officeooo:paragraph-rsid="003f81c9" style:font-size-asian="12pt" style:font-weight-asian="bold" style:font-size-complex="12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size="12pt" fo:font-weight="bold" officeooo:rsid="008696b6" officeooo:paragraph-rsid="008696b6" style:font-size-asian="12pt" style:font-weight-asian="bold" style:font-size-complex="12pt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fo:font-size="12pt" fo:font-weight="bold" officeooo:rsid="0088d5b4" officeooo:paragraph-rsid="0088d5b4" style:font-size-asian="12pt" style:font-weight-asian="bold" style:font-size-complex="12pt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officeooo:rsid="0020888e" officeooo:paragraph-rsid="00a01867"/>
    </style:style>
    <style:style style:name="P75" style:family="paragraph" style:parent-style-name="Table_20_Contents">
      <style:paragraph-properties fo:text-align="start" style:justify-single-word="false"/>
      <style:text-properties officeooo:rsid="002dab34" officeooo:paragraph-rsid="002dab34"/>
    </style:style>
    <style:style style:name="P76" style:family="paragraph" style:parent-style-name="Table_20_Contents">
      <style:paragraph-properties fo:text-align="start" style:justify-single-word="false"/>
      <style:text-properties officeooo:rsid="002e6723" officeooo:paragraph-rsid="002e6723"/>
    </style:style>
    <style:style style:name="P77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paragraph-rsid="0019fb09" style:font-size-asian="12pt" style:font-size-complex="12pt"/>
    </style:style>
    <style:style style:name="P78" style:family="paragraph" style:parent-style-name="Table_20_Contents">
      <style:paragraph-properties fo:text-align="start" style:justify-single-word="false"/>
    </style:style>
    <style:style style:name="P79" style:family="paragraph" style:parent-style-name="Table_20_Contents">
      <style:paragraph-properties fo:text-align="start" style:justify-single-word="false"/>
      <style:text-properties officeooo:rsid="0058cc00" officeooo:paragraph-rsid="0058cc00"/>
    </style:style>
    <style:style style:name="P80" style:family="paragraph" style:parent-style-name="Table_20_Contents">
      <style:paragraph-properties fo:text-align="start" style:justify-single-word="false"/>
      <style:text-properties officeooo:rsid="0033353e" officeooo:paragraph-rsid="0033353e"/>
    </style:style>
    <style:style style:name="P81" style:family="paragraph" style:parent-style-name="Table_20_Contents">
      <style:paragraph-properties fo:text-align="start" style:justify-single-word="false"/>
      <style:text-properties officeooo:rsid="0033353e" officeooo:paragraph-rsid="0076c5b6"/>
    </style:style>
    <style:style style:name="P82" style:family="paragraph" style:parent-style-name="Table_20_Contents">
      <style:paragraph-properties fo:text-align="start" style:justify-single-word="false"/>
      <style:text-properties officeooo:rsid="0076c5b6" officeooo:paragraph-rsid="0076c5b6"/>
    </style:style>
    <style:style style:name="P83" style:family="paragraph" style:parent-style-name="Table_20_Contents">
      <style:paragraph-properties fo:text-align="start" style:justify-single-word="false"/>
      <style:text-properties officeooo:rsid="0076c5b6" officeooo:paragraph-rsid="00773212"/>
    </style:style>
    <style:style style:name="P84" style:family="paragraph" style:parent-style-name="Table_20_Contents">
      <style:paragraph-properties fo:text-align="start" style:justify-single-word="false"/>
      <style:text-properties officeooo:rsid="0076c5b6" officeooo:paragraph-rsid="007b162c"/>
    </style:style>
    <style:style style:name="P85" style:family="paragraph" style:parent-style-name="Table_20_Contents">
      <style:paragraph-properties fo:text-align="start" style:justify-single-word="false"/>
      <style:text-properties officeooo:rsid="004a1ceb" officeooo:paragraph-rsid="004a1ceb"/>
    </style:style>
    <style:style style:name="P86" style:family="paragraph" style:parent-style-name="Table_20_Contents">
      <style:paragraph-properties fo:text-align="start" style:justify-single-word="false"/>
      <style:text-properties officeooo:rsid="00789636" officeooo:paragraph-rsid="00789636"/>
    </style:style>
    <style:style style:name="P87" style:family="paragraph" style:parent-style-name="Table_20_Contents">
      <style:paragraph-properties fo:text-align="start" style:justify-single-word="false"/>
      <style:text-properties officeooo:rsid="007b162c" officeooo:paragraph-rsid="007b162c"/>
    </style:style>
    <style:style style:name="P88" style:family="paragraph" style:parent-style-name="Table_20_Contents">
      <style:paragraph-properties fo:text-align="center" style:justify-single-word="false"/>
      <style:text-properties fo:font-size="11pt" fo:font-weight="bold" officeooo:rsid="0088d5b4" officeooo:paragraph-rsid="0088d5b4" style:font-size-asian="11pt" style:font-weight-asian="bold" style:font-size-complex="11pt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officeooo:rsid="008f84cf" officeooo:paragraph-rsid="008f84cf"/>
    </style:style>
    <style:style style:name="P90" style:family="paragraph" style:parent-style-name="Table_20_Contents">
      <style:paragraph-properties fo:text-align="start" style:justify-single-word="false"/>
      <style:text-properties officeooo:rsid="009c7862" officeooo:paragraph-rsid="009c7862"/>
    </style:style>
    <style:style style:name="P91" style:family="paragraph" style:parent-style-name="Table_20_Contents">
      <style:paragraph-properties fo:text-align="start" style:justify-single-word="false"/>
      <style:text-properties officeooo:rsid="00af1116" officeooo:paragraph-rsid="00af1116"/>
    </style:style>
    <style:style style:name="P92" style:family="paragraph" style:parent-style-name="Table_20_Contents">
      <style:paragraph-properties fo:text-align="start" style:justify-single-word="false"/>
      <style:text-properties officeooo:rsid="00b0bac5" officeooo:paragraph-rsid="00b0bac5"/>
    </style:style>
    <style:style style:name="P93" style:family="paragraph" style:parent-style-name="Standard">
      <style:paragraph-properties fo:text-align="start" style:justify-single-word="false"/>
      <style:text-properties fo:font-weight="bold" officeooo:rsid="001ed7b9" officeooo:paragraph-rsid="002b6316" style:font-weight-asian="bold" style:font-weight-complex="bold"/>
    </style:style>
    <style:style style:name="P94" style:family="paragraph" style:parent-style-name="Standard">
      <style:text-properties fo:font-weight="bold" officeooo:rsid="001dba71" officeooo:paragraph-rsid="001dba71" style:font-weight-asian="bold" style:font-weight-complex="bold"/>
    </style:style>
    <style:style style:name="P95" style:family="paragraph" style:parent-style-name="Standard">
      <style:text-properties fo:font-weight="normal" officeooo:rsid="00b380ac" officeooo:paragraph-rsid="00b380ac" style:font-weight-asian="normal" style:font-weight-complex="normal"/>
    </style:style>
    <style:style style:name="P96" style:family="paragraph" style:parent-style-name="Standard">
      <style:text-properties fo:font-weight="normal" officeooo:rsid="001ed7b9" officeooo:paragraph-rsid="00a01867" style:font-weight-asian="normal" style:font-weight-complex="normal"/>
    </style:style>
    <style:style style:name="P97" style:family="paragraph" style:parent-style-name="Standard">
      <style:text-properties officeooo:rsid="00b88160" officeooo:paragraph-rsid="00b88160"/>
    </style:style>
    <style:style style:name="P98" style:family="paragraph" style:parent-style-name="Standard">
      <style:paragraph-properties fo:text-align="start" style:justify-single-word="false"/>
      <style:text-properties fo:font-size="12pt" officeooo:rsid="00c351d5" officeooo:paragraph-rsid="00c351d5" style:font-size-asian="12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fo:font-size="12pt" officeooo:paragraph-rsid="00701241" style:font-size-asian="12pt" style:font-size-complex="12pt"/>
    </style:style>
    <style:style style:name="P100" style:family="paragraph" style:parent-style-name="Table_20_Contents">
      <style:paragraph-properties fo:text-align="start" style:justify-single-word="false"/>
      <style:text-properties fo:font-size="12pt" officeooo:paragraph-rsid="00af1116" style:font-size-asian="12pt" style:font-size-complex="12pt"/>
    </style:style>
    <style:style style:name="P101" style:family="paragraph" style:parent-style-name="Table_20_Contents">
      <style:paragraph-properties fo:text-align="start" style:justify-single-word="false"/>
      <style:text-properties fo:font-size="12pt" officeooo:paragraph-rsid="00baa659" style:font-size-asian="12pt" style:font-size-complex="12pt"/>
    </style:style>
    <style:style style:name="P102" style:family="paragraph" style:parent-style-name="Table_20_Contents">
      <style:paragraph-properties fo:text-align="start" style:justify-single-word="false"/>
      <style:text-properties fo:font-size="12pt" officeooo:paragraph-rsid="00bd37f7" style:font-size-asian="12pt" style:font-size-complex="12pt"/>
    </style:style>
    <style:style style:name="P103" style:family="paragraph" style:parent-style-name="Table_20_Contents">
      <style:paragraph-properties fo:text-align="start" style:justify-single-word="false"/>
      <style:text-properties officeooo:rsid="00b99f49" officeooo:paragraph-rsid="00b99f49"/>
    </style:style>
    <style:style style:name="P104" style:family="paragraph" style:parent-style-name="Table_20_Contents">
      <style:paragraph-properties fo:text-align="start" style:justify-single-word="false"/>
      <style:text-properties officeooo:rsid="00baa659" officeooo:paragraph-rsid="00baa659"/>
    </style:style>
    <style:style style:name="P105" style:family="paragraph" style:parent-style-name="Table_20_Contents">
      <style:paragraph-properties fo:text-align="start" style:justify-single-word="false"/>
      <style:text-properties officeooo:rsid="00bdff56" officeooo:paragraph-rsid="00bdff56"/>
    </style:style>
    <style:style style:name="P106" style:family="paragraph" style:parent-style-name="Table_20_Contents">
      <style:paragraph-properties fo:text-align="start" style:justify-single-word="false"/>
      <style:text-properties officeooo:rsid="0076c5b6" officeooo:paragraph-rsid="00773212"/>
    </style:style>
    <style:style style:name="P107" style:family="paragraph" style:parent-style-name="Table_20_Contents">
      <style:paragraph-properties fo:text-align="start" style:justify-single-word="false"/>
      <style:text-properties officeooo:rsid="0076c5b6" officeooo:paragraph-rsid="00befd57"/>
    </style:style>
    <style:style style:name="P108" style:family="paragraph" style:parent-style-name="Table_20_Contents">
      <style:paragraph-properties fo:text-align="start" style:justify-single-word="false"/>
      <style:text-properties officeooo:rsid="0076c5b6" officeooo:paragraph-rsid="00c1acb0"/>
    </style:style>
    <style:style style:name="P109" style:family="paragraph" style:parent-style-name="Table_20_Contents">
      <style:paragraph-properties fo:text-align="start" style:justify-single-word="false"/>
      <style:text-properties officeooo:rsid="00befd57" officeooo:paragraph-rsid="00befd57"/>
    </style:style>
    <style:style style:name="P110" style:family="paragraph" style:parent-style-name="Table_20_Contents">
      <style:paragraph-properties fo:text-align="start" style:justify-single-word="false"/>
      <style:text-properties officeooo:rsid="0033353e" officeooo:paragraph-rsid="0033353e"/>
    </style:style>
    <style:style style:name="P111" style:family="paragraph" style:parent-style-name="Table_20_Contents">
      <style:paragraph-properties fo:text-align="start" style:justify-single-word="false"/>
      <style:text-properties officeooo:rsid="00c1acb0" officeooo:paragraph-rsid="00c1acb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8244fc" style:font-style-asian="italic" style:font-style-complex="italic"/>
    </style:style>
    <style:style style:name="T3" style:family="text">
      <style:text-properties fo:font-style="italic" officeooo:rsid="0083a038" style:font-style-asian="italic" style:font-style-complex="italic"/>
    </style:style>
    <style:style style:name="T4" style:family="text">
      <style:text-properties fo:font-style="italic" fo:font-weight="normal" officeooo:rsid="007e7de3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61d9f" style:font-style-asian="normal" style:font-style-complex="normal"/>
    </style:style>
    <style:style style:name="T7" style:family="text">
      <style:text-properties fo:font-style="normal" officeooo:rsid="00165b7a" style:font-style-asian="normal" style:font-style-complex="normal"/>
    </style:style>
    <style:style style:name="T8" style:family="text">
      <style:text-properties fo:font-style="normal" officeooo:rsid="0036a03b" style:font-style-asian="normal" style:font-style-complex="normal"/>
    </style:style>
    <style:style style:name="T9" style:family="text">
      <style:text-properties fo:font-style="normal" officeooo:rsid="00380dfc" style:font-style-asian="normal" style:font-style-complex="normal"/>
    </style:style>
    <style:style style:name="T10" style:family="text">
      <style:text-properties fo:font-style="normal" officeooo:rsid="00b653bd" style:font-style-asian="normal" style:font-style-complex="normal"/>
    </style:style>
    <style:style style:name="T11" style:family="text">
      <style:text-properties officeooo:rsid="00165b7a"/>
    </style:style>
    <style:style style:name="T12" style:family="text">
      <style:text-properties officeooo:rsid="00176af8"/>
    </style:style>
    <style:style style:name="T13" style:family="text">
      <style:text-properties officeooo:rsid="00191fce"/>
    </style:style>
    <style:style style:name="T14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5" style:family="text">
      <style:text-properties fo:font-variant="normal" fo:text-transform="none" fo:color="#000000" style:font-name="Times New Roman" fo:letter-spacing="normal" fo:font-style="normal" fo:font-weight="normal" officeooo:rsid="00215089"/>
    </style:style>
    <style:style style:name="T16" style:family="text">
      <style:text-properties fo:font-variant="normal" fo:text-transform="none" fo:color="#000000" style:font-name="Times New Roman" fo:letter-spacing="normal" fo:font-style="normal" fo:font-weight="normal" officeooo:rsid="002dab34"/>
    </style:style>
    <style:style style:name="T17" style:family="text">
      <style:text-properties fo:font-variant="normal" fo:text-transform="none" fo:color="#000000" style:font-name="Times New Roman" fo:letter-spacing="normal" fo:font-style="normal" fo:font-weight="normal" officeooo:rsid="003ef3e6"/>
    </style:style>
    <style:style style:name="T18" style:family="text">
      <style:text-properties fo:font-variant="normal" fo:text-transform="none" fo:color="#000000" style:font-name="Times New Roman" fo:letter-spacing="normal" fo:font-style="normal" fo:font-weight="normal" officeooo:rsid="005a9b39"/>
    </style:style>
    <style:style style:name="T19" style:family="text">
      <style:text-properties fo:font-variant="normal" fo:text-transform="none" fo:color="#000000" style:font-name="Times New Roman" fo:letter-spacing="normal" fo:font-style="normal" fo:font-weight="normal" officeooo:rsid="005c4211"/>
    </style:style>
    <style:style style:name="T20" style:family="text">
      <style:text-properties fo:font-variant="normal" fo:text-transform="none" fo:color="#000000" style:font-name="Times New Roman" fo:letter-spacing="normal" fo:font-style="normal" fo:font-weight="normal" officeooo:rsid="005e88ff"/>
    </style:style>
    <style:style style:name="T21" style:family="text">
      <style:text-properties fo:font-variant="normal" fo:text-transform="none" fo:color="#000000" style:font-name="Times New Roman" fo:letter-spacing="normal" fo:font-style="normal" fo:font-weight="normal" officeooo:rsid="0060210b"/>
    </style:style>
    <style:style style:name="T22" style:family="text">
      <style:text-properties fo:font-variant="normal" fo:text-transform="none" fo:color="#000000" style:font-name="Times New Roman" fo:letter-spacing="normal" fo:font-style="normal" fo:font-weight="normal" officeooo:rsid="0060e783"/>
    </style:style>
    <style:style style:name="T23" style:family="text">
      <style:text-properties fo:font-variant="normal" fo:text-transform="none" fo:color="#000000" style:font-name="Times New Roman" fo:letter-spacing="normal" fo:font-style="normal" fo:font-weight="normal" officeooo:rsid="0063fcaa"/>
    </style:style>
    <style:style style:name="T24" style:family="text">
      <style:text-properties fo:font-variant="normal" fo:text-transform="none" fo:color="#000000" style:font-name="Times New Roman" fo:letter-spacing="normal" fo:font-style="normal" fo:font-weight="normal" officeooo:rsid="00647ca6"/>
    </style:style>
    <style:style style:name="T25" style:family="text">
      <style:text-properties fo:font-variant="normal" fo:text-transform="none" fo:color="#000000" style:font-name="Times New Roman" fo:letter-spacing="normal" fo:font-style="normal" fo:font-weight="normal" officeooo:rsid="0065d225"/>
    </style:style>
    <style:style style:name="T26" style:family="text">
      <style:text-properties fo:font-variant="normal" fo:text-transform="none" fo:color="#000000" style:font-name="Times New Roman" fo:letter-spacing="normal" fo:font-style="normal" fo:font-weight="normal" officeooo:rsid="00676c47"/>
    </style:style>
    <style:style style:name="T27" style:family="text">
      <style:text-properties fo:font-variant="normal" fo:text-transform="none" fo:color="#000000" style:font-name="Times New Roman" fo:letter-spacing="normal" fo:font-style="normal" fo:font-weight="normal" officeooo:rsid="00693537"/>
    </style:style>
    <style:style style:name="T28" style:family="text">
      <style:text-properties fo:font-variant="normal" fo:text-transform="none" fo:color="#000000" style:font-name="Times New Roman" fo:letter-spacing="normal" fo:font-style="normal" fo:font-weight="normal" officeooo:rsid="0072f31e"/>
    </style:style>
    <style:style style:name="T29" style:family="text">
      <style:text-properties fo:font-variant="normal" fo:text-transform="none" fo:color="#000000" style:font-name="Times New Roman" fo:letter-spacing="normal" fo:font-style="normal" fo:font-weight="normal" officeooo:rsid="007119ff"/>
    </style:style>
    <style:style style:name="T30" style:family="text">
      <style:text-properties fo:font-variant="normal" fo:text-transform="none" fo:color="#000000" style:font-name="Times New Roman" fo:letter-spacing="normal" fo:font-style="normal" fo:font-weight="normal" officeooo:rsid="0073cd19"/>
    </style:style>
    <style:style style:name="T31" style:family="text">
      <style:text-properties fo:font-variant="normal" fo:text-transform="none" fo:color="#000000" style:font-name="Times New Roman" fo:letter-spacing="normal" fo:font-style="normal" fo:font-weight="normal" officeooo:rsid="006f1141"/>
    </style:style>
    <style:style style:name="T32" style:family="text">
      <style:text-properties fo:font-variant="normal" fo:text-transform="none" fo:color="#000000" style:font-name="Times New Roman" fo:letter-spacing="normal" fo:font-style="normal" fo:font-weight="normal" officeooo:rsid="00701241"/>
    </style:style>
    <style:style style:name="T33" style:family="text">
      <style:text-properties fo:font-variant="normal" fo:text-transform="none" fo:color="#000000" style:font-name="Times New Roman" fo:letter-spacing="normal" fo:font-style="normal" fo:font-weight="normal" officeooo:rsid="00724e16"/>
    </style:style>
    <style:style style:name="T34" style:family="text">
      <style:text-properties fo:font-variant="normal" fo:text-transform="none" fo:color="#000000" style:font-name="Times New Roman" fo:letter-spacing="normal" fo:font-style="normal" fo:font-weight="normal" officeooo:rsid="006a9f9f"/>
    </style:style>
    <style:style style:name="T35" style:family="text">
      <style:text-properties fo:font-variant="normal" fo:text-transform="none" fo:color="#000000" style:font-name="Times New Roman" fo:letter-spacing="normal" fo:font-style="normal" fo:font-weight="normal" officeooo:rsid="006b3538"/>
    </style:style>
    <style:style style:name="T36" style:family="text">
      <style:text-properties fo:font-variant="normal" fo:text-transform="none" fo:color="#000000" style:font-name="Times New Roman" fo:letter-spacing="normal" fo:font-style="normal" fo:font-weight="normal" officeooo:rsid="006ce149"/>
    </style:style>
    <style:style style:name="T37" style:family="text">
      <style:text-properties fo:font-variant="normal" fo:text-transform="none" fo:color="#000000" style:font-name="Times New Roman" fo:letter-spacing="normal" fo:font-style="normal" fo:font-weight="normal" officeooo:rsid="00a88c85"/>
    </style:style>
    <style:style style:name="T38" style:family="text">
      <style:text-properties fo:font-variant="normal" fo:text-transform="none" fo:color="#000000" style:font-name="Times New Roman" fo:letter-spacing="normal" fo:font-style="normal" fo:font-weight="normal" officeooo:rsid="00ab036d"/>
    </style:style>
    <style:style style:name="T39" style:family="text">
      <style:text-properties fo:font-variant="normal" fo:text-transform="none" fo:color="#000000" style:font-name="Times New Roman" fo:letter-spacing="normal" fo:font-style="normal" fo:font-weight="normal" officeooo:rsid="00af1116"/>
    </style:style>
    <style:style style:name="T40" style:family="text">
      <style:text-properties fo:font-variant="normal" fo:text-transform="none" fo:color="#000000" style:font-name="Times New Roman" fo:letter-spacing="normal" fo:font-style="normal" fo:font-weight="normal" officeooo:rsid="00b99f49"/>
    </style:style>
    <style:style style:name="T41" style:family="text">
      <style:text-properties fo:font-variant="normal" fo:text-transform="none" fo:color="#000000" style:font-name="Times New Roman" fo:letter-spacing="normal" fo:font-style="normal" fo:font-weight="normal" officeooo:rsid="00baa659"/>
    </style:style>
    <style:style style:name="T42" style:family="text">
      <style:text-properties fo:font-variant="normal" fo:text-transform="none" fo:color="#000000" style:font-name="Times New Roman" fo:letter-spacing="normal" fo:font-style="normal" fo:font-weight="normal" officeooo:rsid="00bc10ae"/>
    </style:style>
    <style:style style:name="T43" style:family="text">
      <style:text-properties fo:font-variant="normal" fo:text-transform="none" fo:color="#000000" style:font-name="Times New Roman" fo:letter-spacing="normal" fo:font-style="normal" fo:font-weight="normal" officeooo:rsid="00bd37f7"/>
    </style:style>
    <style:style style:name="T44" style:family="text">
      <style:text-properties fo:font-variant="normal" fo:text-transform="none" fo:color="#000000" fo:letter-spacing="normal"/>
    </style:style>
    <style:style style:name="T45" style:family="text">
      <style:text-properties officeooo:rsid="0019fb09"/>
    </style:style>
    <style:style style:name="T46" style:family="text">
      <style:text-properties officeooo:rsid="001dba71"/>
    </style:style>
    <style:style style:name="T47" style:family="text">
      <style:text-properties officeooo:rsid="001ed7b9"/>
    </style:style>
    <style:style style:name="T48" style:family="text">
      <style:text-properties officeooo:rsid="001fdb9f"/>
    </style:style>
    <style:style style:name="T49" style:family="text">
      <style:text-properties officeooo:rsid="0023b47f"/>
    </style:style>
    <style:style style:name="T50" style:family="text">
      <style:text-properties officeooo:rsid="00283fb5"/>
    </style:style>
    <style:style style:name="T51" style:family="text">
      <style:text-properties officeooo:rsid="002dab34"/>
    </style:style>
    <style:style style:name="T52" style:family="text">
      <style:text-properties officeooo:rsid="003e0fc0"/>
    </style:style>
    <style:style style:name="T53" style:family="text">
      <style:text-properties officeooo:rsid="0044c27d"/>
    </style:style>
    <style:style style:name="T54" style:family="text">
      <style:text-properties officeooo:rsid="00476cca"/>
    </style:style>
    <style:style style:name="T55" style:family="text">
      <style:text-properties officeooo:rsid="00502afa"/>
    </style:style>
    <style:style style:name="T56" style:family="text">
      <style:text-properties officeooo:rsid="0055daf7"/>
    </style:style>
    <style:style style:name="T57" style:family="text">
      <style:text-properties officeooo:rsid="00773212"/>
    </style:style>
    <style:style style:name="T58" style:family="text">
      <style:text-properties officeooo:rsid="007cb630"/>
    </style:style>
    <style:style style:name="T59" style:family="text">
      <style:text-properties officeooo:rsid="007e7de3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a1daa7" style:font-weight-asian="bold" style:font-weight-complex="bold"/>
    </style:style>
    <style:style style:name="T62" style:family="text">
      <style:text-properties officeooo:rsid="008244fc"/>
    </style:style>
    <style:style style:name="T63" style:family="text">
      <style:text-properties officeooo:rsid="0083a038"/>
    </style:style>
    <style:style style:name="T64" style:family="text">
      <style:text-properties officeooo:rsid="008dd4b2"/>
    </style:style>
    <style:style style:name="T65" style:family="text">
      <style:text-properties officeooo:rsid="008f84cf"/>
    </style:style>
    <style:style style:name="T66" style:family="text">
      <style:text-properties officeooo:rsid="0092602d"/>
    </style:style>
    <style:style style:name="T67" style:family="text">
      <style:text-properties officeooo:rsid="0095b038"/>
    </style:style>
    <style:style style:name="T68" style:family="text">
      <style:text-properties officeooo:rsid="00a1daa7"/>
    </style:style>
    <style:style style:name="T69" style:family="text">
      <style:text-properties officeooo:rsid="00a38b0a"/>
    </style:style>
    <style:style style:name="T70" style:family="text">
      <style:text-properties officeooo:rsid="00b43e56"/>
    </style:style>
    <style:style style:name="T71" style:family="text">
      <style:text-properties officeooo:rsid="00b82511"/>
    </style:style>
    <style:style style:name="T72" style:family="text">
      <style:text-properties officeooo:rsid="00bdff56"/>
    </style:style>
    <style:style style:name="T73" style:family="text">
      <style:text-properties officeooo:rsid="00c1acb0"/>
    </style:style>
    <style:style style:name="T74" style:family="text">
      <style:text-properties officeooo:rsid="00c216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66">Язык</text:span> <text:span text:style-name="T67">представления SCP-программ</text:span> SimpleSCP</text:p>
      <text:p text:style-name="P35">Введение</text:p>
      <text:p text:style-name="P38">Язык SimpleSCP предназначен для короткого и удобочитаемого представления программ на языке SCP в варианте представления SCs. </text:p>
      <text:p text:style-name="P94">Основ<text:span text:style-name="T47">ы языка SimpleSCP</text:span></text:p>
      <text:p text:style-name="P95">Программа на языке SimpleSCP представляет собой некоторую функцию, которая принимает на вход и возвращает некоторые параметры, <text:span text:style-name="T70">и содержит некоторый набор операторов в теле.</text:span></text:p>
      <text:p text:style-name="P1"><text:span text:style-name="T12">Тело </text:span>SimpleSCP-<text:span text:style-name="T46">программы</text:span> состоит из линейных операторов и конструкций управления потоком. </text:p>
      <text:p text:style-name="P1">Типичный линейный оператор языка выглядит следующим образом:</text:p>
      <text:p text:style-name="P3">название(аргументы); </text:p>
      <text:p text:style-name="P2">Где <text:span text:style-name="T1">название</text:span> – это ключевое слово <text:span text:style-name="T11">языка SimpleSCP либо идентификатор пользовательской функции</text:span>, а <text:span text:style-name="T1">аргументы – </text:span><text:span text:style-name="T5">конструкции вида:</text:span></text:p>
      <text:p text:style-name="P3">[модификаторы, название]</text:p>
      <text:p text:style-name="P8">название</text:p>
      <text:p text:style-name="P8">[]</text:p>
      <text:p text:style-name="P5"><text:span text:style-name="T7">Тут </text:span><text:span text:style-name="T11">н</text:span>азвание – <text:span text:style-name="T5">идентификатор используемой константы или переменной, состоящий из нижних подчеркиваний, букв латинского алфавита и цифр, </text:span><text:span text:style-name="T10">либо </text:span><text:span text:style-name="T7">строковый литерал, взятый в кавычки</text:span><text:span text:style-name="T5">. </text:span>Модификаторы – <text:span text:style-name="T5">список ключевых слов, обозначающих роль аргумента в операторе. Модификаторы могут быть назначены по умолчанию. </text:span><text:span text:style-name="T8">Кроме того, аргумент может быть пустым – </text:span><text:span text:style-name="T9">тогда при трансляции в SCP он не будет использован в операторе</text:span><text:span text:style-name="T8">.</text:span></text:p>
      <text:p text:style-name="P4"><text:span text:style-name="T5">Примеры правильного вызова операторов SimpleSCP можно увидеть </text:span><text:span text:style-name="T6">ниже</text:span><text:span text:style-name="T7">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5">Пример SimpleSCP</text:p>
          </table:table-cell>
          <table:table-cell table:style-name="Table1.B1" office:value-type="string">
            <text:p text:style-name="P45">Соответствующий код SCP</text:p>
          </table:table-cell>
        </table:table-row>
        <table:table-row>
          <table:table-cell table:style-name="Table1.A2" office:value-type="string">
            <text:p text:style-name="P12"><text:span text:style-name="T45">s</text:span>earch(_set, [assign, _arc],_element);</text:p>
          </table:table-cell>
          <table:table-cell table:style-name="Table1.B2" office:value-type="string">
            <text:p text:style-name="P77">-&gt; ..operator1 (*</text:p>
            <text:p text:style-name="P55"><text:span text:style-name="T14"><text:s text:c="2"/>&lt;- searchElStr3;;</text:span><text:line-break/><text:span text:style-name="T44"> <text:s/></text:span><text:span text:style-name="T14">-&gt; rrel_1: rrel_fixed: rrel_scp_var: _set;;</text:span><text:line-break/><text:span text:style-name="T44"> <text:s/></text:span><text:span text:style-name="T14">-&gt; rrel_2: rrel_scp_var: rrel_assign: _arc;;</text:span><text:line-break/><text:span text:style-name="T44"> <text:s/></text:span><text:span text:style-name="T14">-&gt; rrel_3: rrel_fixed: rrel_scp_var: _element;;</text:span><text:line-break/><text:span text:style-name="T14">*);;</text:span></text:p>
          </table:table-cell>
        </table:table-row>
        <table:table-row>
          <table:table-cell table:style-name="Table1.A2" office:value-type="string">
            <text:p text:style-name="P11"><text:span text:style-name="T71">sys_search</text:span>(</text:p>
            <text:p text:style-name="P11"><text:s text:c="2"/>search_pattern, </text:p>
            <text:p text:style-name="P11"><text:s text:c="2"/>[assign, _result], </text:p>
            <text:p text:style-name="P11"><text:s text:c="2"/>parameters, </text:p>
            <text:p text:style-name="P11"><text:s text:c="2"/>[assign, _all_elements]</text:p>
            <text:p text:style-name="P11">);</text:p>
          </table:table-cell>
          <table:table-cell table:style-name="Table1.B2" office:value-type="string">
            <text:p text:style-name="P54"><text:span text:style-name="T14">-&gt; ..operator1 (*</text:span><text:line-break/><text:span text:style-name="T44"> <text:s/></text:span><text:span text:style-name="T14">&lt;- sys_search;;</text:span><text:line-break/><text:span text:style-name="T44"> <text:s/></text:span><text:span text:style-name="T14">-&gt; rrel_1: rrel_fixed: rrel_scp_const: search_pattern;;</text:span><text:line-break/><text:span text:style-name="T44"> <text:s/></text:span><text:span text:style-name="T14">-&gt; rrel_2: rrel_scp_var: rrel_assign: _result;;</text:span><text:line-break/><text:span text:style-name="T44"> <text:s/></text:span><text:span text:style-name="T14">-&gt; rrel_3: rrel_fixed: rrel_scp_const: parameters;;</text:span><text:line-break/><text:span text:style-name="T44"> <text:s/></text:span><text:span text:style-name="T14">-&gt; rrel_4: rrel_scp_var: rrel_assign: _all_elements;;</text:span><text:line-break/><text:span text:style-name="T14">*);;</text:span></text:p>
          </table:table-cell>
        </table:table-row>
        <table:table-row>
          <table:table-cell table:style-name="Table1.A2" office:value-type="string">
            <text:p text:style-name="P11">erase([erase, _element]);</text:p>
          </table:table-cell>
          <table:table-cell table:style-name="Table1.B2" office:value-type="string">
            <text:p text:style-name="P54"><text:span text:style-name="T14">-&gt; ..operator1 (*</text:span><text:line-break/><text:span text:style-name="T44"> <text:s/></text:span><text:span text:style-name="T14">&lt;- eraseEl;;</text:span><text:line-break/><text:span text:style-name="T44"> <text:s/></text:span><text:span text:style-name="T14">-&gt; rrel_1: rrel_fixed: rrel_scp_var: rrel_erase: _element;;</text:span><text:line-break/><text:span text:style-name="T14">*);;</text:span></text:p>
          </table:table-cell>
        </table:table-row>
        <table:table-row>
          <table:table-cell table:style-name="Table1.A2" office:value-type="string">
            <text:p text:style-name="P21"><text:span text:style-name="T53">generate</text:span>(</text:p>
            <text:p text:style-name="P21"><text:s text:c="2"/>_node1,</text:p>
            <text:p text:style-name="P21"><text:s text:c="2"/>[assign, _arc],</text:p>
            <text:p text:style-name="P21"><text:s text:c="2"/>[assign, _node2],</text:p>
            <text:p text:style-name="P21"><text:s text:c="2"/>[], [], [<text:span text:style-name="T52">assign, </text:span>_set]</text:p>
            <text:p text:style-name="P21">);</text:p>
          </table:table-cell>
          <table:table-cell table:style-name="Table1.B2" office:value-type="string">
            <text:p text:style-name="P54"><text:span text:style-name="T14">-&gt; ..operator1 (*</text:span><text:line-break/><text:span text:style-name="T44"> <text:s/></text:span><text:span text:style-name="T14">&lt;- genSetStr3;;</text:span><text:line-break/><text:span text:style-name="T44"> <text:s/></text:span><text:span text:style-name="T14">-&gt; rrel_1: rrel_fixed: rrel_scp_var: _node1;;</text:span><text:line-break/><text:span text:style-name="T44"> <text:s/></text:span><text:span text:style-name="T14">-&gt; rrel_2: rrel_scp_var: rrel_assign: _arc;;</text:span><text:line-break/><text:span text:style-name="T44"> <text:s/></text:span><text:span text:style-name="T14">-&gt; rrel_3: rrel_scp_var: rrel_assign: _node2;;</text:span><text:line-break/><text:span text:style-name="T44"> <text:s/></text:span><text:span text:style-name="T14">-&gt; rrel_set_3: rrel_</text:span><text:span text:style-name="T17">assign</text:span><text:span text:style-name="T14">: rrel_scp_var: _set;;</text:span><text:line-break/><text:span text:style-name="T14">*);;</text:span></text:p>
          </table:table-cell>
        </table:table-row>
        <table:table-row>
          <table:table-cell table:style-name="Table1.A2" office:value-type="string">
            <text:p text:style-name="P13">proc_of_user_function(</text:p>
            <text:p text:style-name="P13"><text:s text:c="2"/>_user_argument, </text:p>
            <text:p text:style-name="P13"><text:soft-page-break/><text:s text:c="2"/>nrel_<text:span text:style-name="T13">some_relation</text:span></text:p>
            <text:p text:style-name="P13">);</text:p>
          </table:table-cell>
          <table:table-cell table:style-name="Table1.B2" office:value-type="string">
            <text:p text:style-name="P54"><text:span text:style-name="T14">-&gt; ..operator1 (*</text:span><text:line-break/><text:span text:style-name="T44"> <text:s/></text:span><text:span text:style-name="T14">&lt;- call;;</text:span><text:line-break/><text:soft-page-break/><text:span text:style-name="T44"> <text:s/></text:span><text:span text:style-name="T14">-&gt; rrel_1: rrel_fixed: rrel_scp_const: proc_of_user_function;;</text:span><text:line-break/><text:span text:style-name="T44"> <text:s/></text:span><text:span text:style-name="T14">-&gt; rrel_2: ... (*</text:span><text:line-break/><text:span text:style-name="T44"> <text:s text:c="3"/></text:span><text:span text:style-name="T14">-&gt; rrel_1: rrel_fixed: rrel_scp_var: _user_argument;;</text:span><text:line-break/><text:span text:style-name="T44"> <text:s text:c="3"/></text:span><text:span text:style-name="T14">-&gt; rrel_2: rrel_fixed: rrel_scp_const: nrel_some_relation;;</text:span><text:line-break/><text:span text:style-name="T44"> <text:s/></text:span><text:span text:style-name="T14">*);;</text:span><text:line-break/><text:span text:style-name="T44"> <text:s/></text:span><text:span text:style-name="T14">-&gt; rrel_3: rrel_scp_var: rrel_assign: _process;;</text:span><text:line-break/><text:span text:style-name="T44"> <text:s/></text:span><text:span text:style-name="T14">=&gt; nrel_goto: ..operator2;;</text:span><text:line-break/><text:span text:style-name="T14">*);;</text:span><text:line-break/><text:span text:style-name="T14">-&gt; ..operator2 (*</text:span><text:line-break/><text:span text:style-name="T44"> <text:s/></text:span><text:span text:style-name="T14">&lt;- waitReturn;;</text:span><text:line-break/><text:span text:style-name="T44"> <text:s/></text:span><text:span text:style-name="T14">-&gt; rrel_1: rrel_fixed: rrel_scp_var: _process;;</text:span><text:line-break/><text:span text:style-name="T14">*);;</text:span></text:p>
          </table:table-cell>
        </table:table-row>
      </table:table>
      <text:p text:style-name="P16"/>
      <text:p text:style-name="P15"><text:span text:style-name="T58">Конструкции управления потоком устанавливают соответствующие связи nrel_goto, nrel_then и nrel_else между операторами программы. </text:span>Конструкциями управления потоком в SimpleSCP являются условия и циклы. </text:p>
      <text:p text:style-name="P14">Услов<text:span text:style-name="T50">ные конструкции</text:span> используются следующим образом:</text:p>
      <text:p text:style-name="P6">if (оператор) {действия; если;}</text:p>
      <text:p text:style-name="P6">else {действия; в; другом; случае;}</text:p>
      <text:p text:style-name="P18">Здесь <text:span text:style-name="T1">оператор</text:span> – линейный оператор языка SimpleSCP, <text:span text:style-name="T1">действия если</text:span> – набор операторов, <text:span text:style-name="T59">к которым будет осуществлен переход nrel_then от </text:span><text:span text:style-name="T4">оператора</text:span>, <text:span text:style-name="T1">действия в другом случае</text:span> - <text:s/>набор операторов, <text:s/><text:span text:style-name="T59">к которым будет осуществлен переход nrel_else от </text:span><text:span text:style-name="T4">оператора.</text:span></text:p>
      <text:p text:style-name="P16">Пример правильного использования условной конструкции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6">Пример SimpleSCP</text:p>
          </table:table-cell>
        </table:table-row>
        <table:table-row>
          <table:table-cell table:style-name="Table3.A2" office:value-type="string">
            <text:p text:style-name="P76">if(search(some_class, [assign, _arc], _node)) { </text:p>
            <text:p text:style-name="P76"><text:s text:c="2"/>proc_do_some_actions(_node); </text:p>
            <text:p text:style-name="P76">} </text:p>
          </table:table-cell>
        </table:table-row>
        <table:table-row>
          <table:table-cell table:style-name="Table3.A2" office:value-type="string">
            <text:p text:style-name="P48">Соответствующий код SCP</text:p>
          </table:table-cell>
        </table:table-row>
        <table:table-row>
          <table:table-cell table:style-name="Table3.A2" office:value-type="string">
            <text:p text:style-name="P64"><text:span text:style-name="T14">-&gt; ..operator1 (*</text:span><text:line-break/><text:span text:style-name="T44"> <text:s/></text:span><text:span text:style-name="T14">&lt;- searchElStr3;;</text:span><text:line-break/><text:span text:style-name="T44"> <text:s/></text:span><text:span text:style-name="T14">-&gt; rrel_1: rrel_fixed: rrel_scp_const: some_class;;</text:span><text:line-break/><text:span text:style-name="T44"> <text:s/></text:span><text:span text:style-name="T14">-&gt; rrel_2: rrel_scp_var: rrel_assign: _arc;;</text:span><text:line-break/><text:span text:style-name="T44"> <text:s/></text:span><text:span text:style-name="T14">-&gt; rrel_3: rrel_fixed: rrel_scp_var: _node;;</text:span><text:line-break/><text:span text:style-name="T44"> <text:s/></text:span><text:span text:style-name="T14">=&gt; nrel_then: ..operator2;;</text:span><text:line-break/><text:span text:style-name="T44"> <text:s/></text:span><text:span text:style-name="T14">=&gt; nrel_else: ..operator</text:span><text:span text:style-name="T16">4</text:span><text:span text:style-name="T14">;;</text:span><text:line-break/><text:span text:style-name="T14">*);;</text:span><text:line-break/><text:span text:style-name="T14">-&gt; ..operator2 (*</text:span><text:line-break/><text:span text:style-name="T44"> <text:s/></text:span><text:span text:style-name="T14">&lt;- call;;</text:span><text:line-break/><text:span text:style-name="T44"> <text:s/></text:span><text:span text:style-name="T14">-&gt; rrel_1: rrel_fixed: rrel_scp_const: proc_do_some_actions;;</text:span><text:line-break/><text:span text:style-name="T44"> <text:s/></text:span><text:span text:style-name="T14">-&gt; rrel_2: ... (*</text:span><text:line-break/><text:span text:style-name="T44"> <text:s text:c="3"/></text:span><text:span text:style-name="T14">-&gt; rrel_1: rrel_fixed: rrel_scp_var: _node;;</text:span><text:line-break/><text:span text:style-name="T44"> <text:s/></text:span><text:span text:style-name="T14">*);;</text:span><text:line-break/><text:span text:style-name="T44"> <text:s/></text:span><text:span text:style-name="T14">-&gt; rrel_3: rrel_scp_var: rrel_assign: _process;;</text:span><text:line-break/><text:span text:style-name="T44"> <text:s/></text:span><text:span text:style-name="T14">=&gt; nrel_goto: ..operator3;;</text:span><text:line-break/><text:span text:style-name="T14">*);;</text:span><text:line-break/><text:span text:style-name="T14">-&gt; ..operator3 (*</text:span><text:line-break/><text:span text:style-name="T44"> <text:s/></text:span><text:span text:style-name="T14">&lt;- waitReturn;;</text:span><text:line-break/><text:span text:style-name="T44"> <text:s/></text:span><text:span text:style-name="T14">-&gt; rrel_1: rrel_fixed: rrel_scp_var: _process;;</text:span><text:line-break/><text:soft-page-break/><text:span text:style-name="T14">*);;</text:span></text:p>
          </table:table-cell>
        </table:table-row>
      </table:table>
      <text:p text:style-name="P16"/>
      <text:p text:style-name="P19">Циклы с предусловием в SimpleSCP описываются следующим образом:</text:p>
      <text:p text:style-name="P7">while(оператор) {действия;}</text:p>
      <text:p text:style-name="P17">Здесь <text:span text:style-name="T1">оператор</text:span> – линейный оператор языка SimpleSCP, <text:span text:style-name="T1">действия </text:span>– набор операторов, <text:span text:style-name="T62">к которым будет осуществлен переход nrel_then от </text:span><text:span text:style-name="T2">оператора </text:span><text:span text:style-name="T63">и от которых будет осуществлен переход nrel_goto к </text:span><text:span text:style-name="T3">оператору</text:span><text:span text:style-name="T63">.</text:span></text:p>
      <text:p text:style-name="P17">Пример правильного использования <text:span text:style-name="T51">циклической конструкции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7">Пример SimpleSCP</text:p>
          </table:table-cell>
        </table:table-row>
        <table:table-row>
          <table:table-cell table:style-name="Table4.A2" office:value-type="string">
            <text:p text:style-name="P75"><text:s/>while(search(_set, [assign, _arc], [assign, _node])){</text:p>
            <text:p text:style-name="P75"><text:s text:c="4"/>print_<text:span text:style-name="T54">el</text:span>(_node);</text:p>
            <text:p text:style-name="P75"><text:s text:c="4"/>proc_of_some_actions([_node]);</text:p>
            <text:p text:style-name="P75"><text:s text:c="4"/>erase(erase, _arc);</text:p>
            <text:p text:style-name="P75"><text:s text:c="2"/>}</text:p>
          </table:table-cell>
        </table:table-row>
        <table:table-row>
          <table:table-cell table:style-name="Table4.A2" office:value-type="string">
            <text:p text:style-name="P48">Соответствующий код SCP</text:p>
          </table:table-cell>
        </table:table-row>
        <table:table-row>
          <table:table-cell table:style-name="Table4.A2" office:value-type="string">
            <text:p text:style-name="P63"><text:span text:style-name="T14">-&gt; ..operator1 (*</text:span><text:line-break/><text:span text:style-name="T44"> <text:s/></text:span><text:span text:style-name="T14">&lt;- searchElStr3;;</text:span><text:line-break/><text:span text:style-name="T44"> <text:s/></text:span><text:span text:style-name="T14">-&gt; rrel_1: rrel_fixed: rrel_scp_var: _set;;</text:span><text:line-break/><text:span text:style-name="T44"> <text:s/></text:span><text:span text:style-name="T14">-&gt; rrel_2: rrel_scp_var: rrel_assign: _arc;;</text:span><text:line-break/><text:span text:style-name="T44"> <text:s/></text:span><text:span text:style-name="T14">-&gt; rrel_3: rrel_scp_var: rrel_assign: _node;;</text:span><text:line-break/><text:span text:style-name="T44"> <text:s/></text:span><text:span text:style-name="T14">=&gt; nrel_then: ..operator2;;</text:span><text:line-break/><text:span text:style-name="T44"> <text:s/></text:span><text:span text:style-name="T14">=&gt; nrel_else: ..operator6;;</text:span><text:line-break/><text:span text:style-name="T14">*);;</text:span><text:line-break/><text:span text:style-name="T14">-&gt; ..operator2 (*</text:span><text:line-break/><text:span text:style-name="T44"> <text:s/></text:span><text:span text:style-name="T14">&lt;- printEl;;</text:span><text:line-break/><text:span text:style-name="T44"> <text:s/></text:span><text:span text:style-name="T14">-&gt; rrel_1: rrel_fixed: rrel_scp_var: _node;;</text:span><text:line-break/><text:span text:style-name="T44"> <text:s/></text:span><text:span text:style-name="T14">=&gt; nrel_goto: ..operator3;;</text:span><text:line-break/><text:span text:style-name="T14">*);;</text:span><text:line-break/><text:span text:style-name="T14">-&gt; ..operator3 (*</text:span><text:line-break/><text:span text:style-name="T44"> <text:s/></text:span><text:span text:style-name="T14">&lt;- call;;</text:span><text:line-break/><text:span text:style-name="T44"> <text:s/></text:span><text:span text:style-name="T14">-&gt; rrel_1: rrel_fixed: rrel_scp_const: proc_of_some_actions;;</text:span><text:line-break/><text:span text:style-name="T44"> <text:s/></text:span><text:span text:style-name="T14">-&gt; rrel_2: ... (*</text:span><text:line-break/><text:span text:style-name="T44"> <text:s text:c="3"/></text:span><text:span text:style-name="T14">-&gt; rrel_1: rrel_fixed: rrel_scp_var: _node;;</text:span><text:line-break/><text:span text:style-name="T44"> <text:s/></text:span><text:span text:style-name="T14">*);;</text:span><text:line-break/><text:span text:style-name="T44"> <text:s/></text:span><text:span text:style-name="T14">-&gt; rrel_3: rrel_scp_var: rrel_assign: _process;;</text:span><text:line-break/><text:span text:style-name="T44"> <text:s/></text:span><text:span text:style-name="T14">=&gt; nrel_goto: ..operator4;;</text:span><text:line-break/><text:span text:style-name="T14">*);;</text:span><text:line-break/><text:span text:style-name="T14">-&gt; ..operator4 (*</text:span><text:line-break/><text:span text:style-name="T44"> <text:s/></text:span><text:span text:style-name="T14">&lt;- waitReturn;;</text:span><text:line-break/><text:span text:style-name="T44"> <text:s/></text:span><text:span text:style-name="T14">-&gt; rrel_1: rrel_fixed: rrel_scp_var: _process;;</text:span><text:line-break/><text:span text:style-name="T44"> <text:s/></text:span><text:span text:style-name="T14">=&gt; nrel_goto: ..operator5;;</text:span><text:line-break/><text:span text:style-name="T14">*);;</text:span><text:line-break/><text:span text:style-name="T14">-&gt; ..operator5 (*</text:span><text:line-break/><text:span text:style-name="T44"> <text:s/></text:span><text:span text:style-name="T14">&lt;- eraseEl;;</text:span><text:line-break/><text:span text:style-name="T44"> <text:s/></text:span><text:span text:style-name="T14">-&gt; rrel_1: rrel_fixed: rrel_scp_var: rrel_erase: _arc;;</text:span><text:line-break/><text:span text:style-name="T44"> <text:s/></text:span><text:span text:style-name="T14">=&gt; nrel_goto: ..operator1;;</text:span><text:line-break/><text:span text:style-name="T14">*);;</text:span></text:p>
          </table:table-cell>
        </table:table-row>
      </table:table>
      <text:p text:style-name="P93"/>
      <text:p text:style-name="P36"/>
      <text:p text:style-name="P36"/>
      <text:p text:style-name="P36"><text:soft-page-break/>Для того, чтобы передать в SimpleSCP-функцию параметры, нужно в <text:span text:style-name="T49">сигнатуре функции </text:span>указать идентификаторы:</text:p>
      <text:p text:style-name="P9">function <text:span text:style-name="T48">example</text:span>(имена, параметров)</text:p>
      <text:p text:style-name="P37">Здесь <text:span text:style-name="T1">имена параметров – </text:span><text:span text:style-name="T5">перечисление идентификаторов параметров через запятую.</text:span></text:p>
      <text:p text:style-name="P28">Для того, чтобы объявить в SimpleSCP-функции выходные параметры, нужно в <text:span text:style-name="T56">начале </text:span>тел<text:span text:style-name="T56">а</text:span> функции указать:</text:p>
      <text:p text:style-name="P10">return идентификатор;</text:p>
      <text:p text:style-name="P27">Здесь <text:span text:style-name="T1">идентификатор – </text:span>название выходного параметра. Конструкций такого вида в программе может быть несколько. </text:p>
      <text:p text:style-name="P27">Примеры правильного объявления входных и выходных параметров SimpleSCP-функции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9">Пример SimpleSCP</text:p>
          </table:table-cell>
          <table:table-cell table:style-name="Table2.B1" office:value-type="string">
            <text:p text:style-name="P49">Соответствующий код SCP</text:p>
          </table:table-cell>
        </table:table-row>
        <table:table-row>
          <table:table-cell table:style-name="Table2.A2" office:value-type="string">
            <text:p text:style-name="P74">function example(_set) {</text:p>
            <text:p text:style-name="P74"><text:s text:c="2"/>return _set;</text:p>
            <text:p text:style-name="P74"><text:s text:c="2"/>return _answer;</text:p>
            <text:p text:style-name="P74">}</text:p>
          </table:table-cell>
          <table:table-cell table:style-name="Table2.B2" office:value-type="string">
            <text:p text:style-name="P61"><text:span text:style-name="T14">-&gt; rrel_params: ... (*</text:span><text:line-break/> <text:span text:style-name="T44"><text:s/></text:span><text:span text:style-name="T14">-&gt; rrel_1: rrel_in: _set;;</text:span></text:p>
            <text:p text:style-name="P39"><text:span text:style-name="T44"><text:s text:c="2"/></text:span><text:span text:style-name="T14">-&gt; rrel_</text:span><text:span text:style-name="T15">1</text:span><text:span text:style-name="T14">: rrel_</text:span><text:span text:style-name="T15">out</text:span><text:span text:style-name="T14">: _set;;</text:span></text:p>
            <text:p text:style-name="P61"><text:span text:style-name="T14"><text:s text:c="2"/>-&gt; rrel_</text:span><text:span text:style-name="T15">2</text:span><text:span text:style-name="T14">: rrel_</text:span><text:span text:style-name="T15">out</text:span><text:span text:style-name="T14">: _</text:span><text:span text:style-name="T15">answer</text:span><text:span text:style-name="T14">;;</text:span><text:line-break/><text:span text:style-name="T14">*);;</text:span></text:p>
          </table:table-cell>
        </table:table-row>
      </table:table>
      <text:p text:style-name="P27"/>
      <text:p text:style-name="P23"/>
      <text:p text:style-name="P30">Приложение 1. Список операторов языка SimpleSCP</text:p>
      <text:p text:style-name="P24">(Добавляются по мере необходимости)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50">Название</text:p>
          </table:table-cell>
          <table:table-cell table:style-name="Table8.A1" office:value-type="string">
            <text:p text:style-name="P51">Аргументы</text:p>
          </table:table-cell>
          <table:table-cell table:style-name="Table8.C1" office:value-type="string">
            <text:p text:style-name="P70">Аналог в SCP</text:p>
          </table:table-cell>
        </table:table-row>
        <table:table-row>
          <table:table-cell table:style-name="Table8.A2" table:number-rows-spanned="5" office:value-type="string">
            <text:p text:style-name="P90">generate</text:p>
          </table:table-cell>
          <table:table-cell table:style-name="Table8.A2" office:value-type="string">
            <text:p text:style-name="P79">(#1)</text:p>
          </table:table-cell>
          <table:table-cell table:style-name="Table8.C2" office:value-type="string">
            <text:p text:style-name="P65"><text:span text:style-name="T44"><text:s/></text:span><text:span text:style-name="T14">-&gt;..operator (*</text:span><text:line-break/><text:span text:style-name="T44"> <text:s/></text:span><text:span text:style-name="T14">&lt;- gen</text:span><text:span text:style-name="T38">El</text:span><text:span text:style-name="T14">;;</text:span><text:line-break/><text:span text:style-name="T44"> <text:s/></text:span><text:span text:style-name="T14">-&gt; rrel_1: </text:span><text:span text:style-name="T19">#1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79">(#1, #2, #3)</text:p>
          </table:table-cell>
          <table:table-cell table:style-name="Table8.C2" office:value-type="string">
            <text:p text:style-name="P54"><text:span text:style-name="T14">-&gt;..operator (*</text:span><text:line-break/><text:span text:style-name="T44"> <text:s/></text:span><text:span text:style-name="T14">&lt;- genElStr3;;</text:span><text:line-break/><text:span text:style-name="T44"> <text:s/></text:span><text:span text:style-name="T14">-&gt; rrel_1: </text:span><text:span text:style-name="T20">#1</text:span><text:span text:style-name="T14">;;</text:span><text:line-break/><text:span text:style-name="T44"> <text:s/></text:span><text:span text:style-name="T14">-&gt; rrel_2: </text:span><text:span text:style-name="T20">#2</text:span><text:span text:style-name="T14">;;</text:span><text:line-break/><text:span text:style-name="T44"> <text:s/></text:span><text:span text:style-name="T14">-&gt; rrel_3: </text:span><text:span text:style-name="T20">#3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79">(#1, #2, #3, #4, #5)</text:p>
          </table:table-cell>
          <table:table-cell table:style-name="Table8.C2" office:value-type="string">
            <text:p text:style-name="P54"><text:span text:style-name="T14">-&gt;..operator</text:span><text:span text:style-name="T21"> </text:span><text:span text:style-name="T14">(*</text:span><text:line-break/><text:span text:style-name="T44"> <text:s/></text:span><text:span text:style-name="T14">&lt;- genElStr5;;</text:span><text:line-break/><text:span text:style-name="T44"> <text:s/></text:span><text:span text:style-name="T14">-&gt; rrel_1: </text:span><text:span text:style-name="T21">#1</text:span><text:span text:style-name="T14">;;</text:span><text:line-break/><text:span text:style-name="T44"> <text:s/></text:span><text:span text:style-name="T14">-&gt; rrel_2: </text:span><text:span text:style-name="T21">#2</text:span><text:span text:style-name="T14">;;</text:span><text:line-break/><text:span text:style-name="T44"> <text:s/></text:span><text:span text:style-name="T14">-&gt; rrel_3: </text:span><text:span text:style-name="T21">#3</text:span><text:span text:style-name="T14">;;</text:span><text:line-break/><text:span text:style-name="T44"> <text:s/></text:span><text:span text:style-name="T14">-&gt; rrel_4: </text:span><text:span text:style-name="T21">#4</text:span><text:span text:style-name="T14">;;</text:span><text:line-break/><text:span text:style-name="T44"> <text:s/></text:span><text:span text:style-name="T14">-&gt; rrel_5: </text:span><text:span text:style-name="T21">#</text:span><text:span text:style-name="T22">5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79">(#1, #2, #3, #4, #5, #6)</text:p>
          </table:table-cell>
          <table:table-cell table:style-name="Table8.C2" office:value-type="string">
            <text:p text:style-name="P54"><text:span text:style-name="T14">-&gt;..operator (*</text:span><text:line-break/><text:span text:style-name="T44"> <text:s/></text:span><text:span text:style-name="T14">&lt;- genSetStr3;;</text:span><text:line-break/><text:span text:style-name="T44"> <text:s/></text:span><text:span text:style-name="T14">-&gt; rrel_1: </text:span><text:span text:style-name="T23">#1</text:span><text:span text:style-name="T14">;;</text:span><text:line-break/><text:span text:style-name="T44"> <text:s/></text:span><text:span text:style-name="T14">-&gt; rrel_2: </text:span><text:span text:style-name="T23">#2</text:span><text:span text:style-name="T14">;;</text:span><text:line-break/><text:span text:style-name="T44"> <text:s/></text:span><text:span text:style-name="T14">-&gt; rrel_3: </text:span><text:span text:style-name="T23">#3</text:span><text:span text:style-name="T14">;;</text:span><text:line-break/><text:span text:style-name="T44"> <text:s/></text:span><text:span text:style-name="T14">-&gt; rrel_set_1: </text:span><text:span text:style-name="T23">#4</text:span><text:span text:style-name="T14">;;</text:span><text:line-break/><text:span text:style-name="T44"> <text:s/></text:span><text:span text:style-name="T14">-&gt; rrel_set_2: </text:span><text:span text:style-name="T23">#5</text:span><text:span text:style-name="T14">;;</text:span><text:line-break/><text:span text:style-name="T44"> <text:s/></text:span><text:span text:style-name="T14">-&gt; rrel_set_3: </text:span><text:span text:style-name="T23">#6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79">(#1, #2, #3, #4, #5, #6, #7, #8, #9, #10)</text:p>
          </table:table-cell>
          <table:table-cell table:style-name="Table8.C2" office:value-type="string">
            <text:p text:style-name="P54"><text:span text:style-name="T14">-</text:span><text:span text:style-name="T24">&gt;</text:span><text:span text:style-name="T14"> ..operator(*</text:span><text:line-break/><text:soft-page-break/><text:span text:style-name="T44"> <text:s/></text:span><text:span text:style-name="T14">&lt;- genSetStr5;;</text:span><text:line-break/><text:span text:style-name="T44"> <text:s/></text:span><text:span text:style-name="T14">-&gt; rrel_1: </text:span><text:span text:style-name="T24">#1</text:span><text:span text:style-name="T14">;;</text:span><text:line-break/><text:span text:style-name="T44"> <text:s/></text:span><text:span text:style-name="T14">-&gt; rrel_2: </text:span><text:span text:style-name="T24">#2</text:span><text:span text:style-name="T14">;;</text:span><text:line-break/><text:span text:style-name="T44"> <text:s/></text:span><text:span text:style-name="T14">-&gt; rrel_3: </text:span><text:span text:style-name="T24">#3</text:span><text:span text:style-name="T14">;;</text:span><text:line-break/><text:span text:style-name="T44"> <text:s/></text:span><text:span text:style-name="T14">-&gt; rrel_4: </text:span><text:span text:style-name="T24">#4</text:span><text:span text:style-name="T14">;;</text:span><text:line-break/><text:span text:style-name="T44"> <text:s/></text:span><text:span text:style-name="T14">-&gt; rrel_5: </text:span><text:span text:style-name="T24">#5</text:span><text:span text:style-name="T14">;;</text:span><text:line-break/><text:span text:style-name="T44"> <text:s/></text:span><text:span text:style-name="T14">-&gt; rrel_set_1: </text:span><text:span text:style-name="T24">#6</text:span><text:span text:style-name="T14">;;</text:span><text:line-break/><text:span text:style-name="T44"> <text:s/></text:span><text:span text:style-name="T14">-&gt; rrel_set_2: </text:span><text:span text:style-name="T24">#7</text:span><text:span text:style-name="T14">;;</text:span><text:line-break/><text:span text:style-name="T44"> <text:s/></text:span><text:span text:style-name="T14">-&gt; rrel_set_3: </text:span><text:span text:style-name="T24">#8</text:span><text:span text:style-name="T14">;;</text:span><text:line-break/><text:span text:style-name="T44"> <text:s/></text:span><text:span text:style-name="T14">-&gt; rrel_set_4: </text:span><text:span text:style-name="T24">#9</text:span><text:span text:style-name="T14">;;</text:span><text:line-break/><text:span text:style-name="T44"> <text:s/></text:span><text:span text:style-name="T14">-&gt; rrel_set_5: </text:span><text:span text:style-name="T25">#10</text:span><text:span text:style-name="T14">;;</text:span><text:line-break/><text:span text:style-name="T14">*);;</text:span></text:p>
          </table:table-cell>
        </table:table-row>
        <table:table-row>
          <table:table-cell table:style-name="Table8.A2" table:number-rows-spanned="5" office:value-type="string">
            <text:p text:style-name="P97">search</text:p>
          </table:table-cell>
          <table:table-cell table:style-name="Table8.A2" office:value-type="string">
            <text:p text:style-name="P79">(#1, #2)</text:p>
          </table:table-cell>
          <table:table-cell table:style-name="Table8.C2" office:value-type="string">
            <text:p text:style-name="P66"><text:span text:style-name="T44"><text:s/></text:span><text:span text:style-name="T14">-&gt;..operator (*</text:span><text:line-break/><text:span text:style-name="T44"> <text:s/></text:span><text:span text:style-name="T14">&lt;- </text:span><text:span text:style-name="T26">search</text:span><text:span text:style-name="T14">Set;;</text:span><text:line-break/><text:span text:style-name="T44"> <text:s/></text:span><text:span text:style-name="T14">-&gt; rrel_1: </text:span><text:span text:style-name="T19">#1</text:span><text:span text:style-name="T14">;;</text:span><text:line-break/><text:span text:style-name="T44"> <text:s/></text:span><text:span text:style-name="T14">-&gt; rrel_set_1: </text:span><text:span text:style-name="T19">#2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79">(#1, #2, #3)</text:p>
          </table:table-cell>
          <table:table-cell table:style-name="Table8.C2" office:value-type="string">
            <text:p text:style-name="P56"><text:span text:style-name="T14">-&gt;..operator (*</text:span><text:line-break/><text:span text:style-name="T44"> <text:s/></text:span><text:span text:style-name="T14">&lt;- </text:span><text:span text:style-name="T26">search</text:span><text:span text:style-name="T14">ElStr3;;</text:span><text:line-break/><text:span text:style-name="T44"> <text:s/></text:span><text:span text:style-name="T14">-&gt; rrel_1: </text:span><text:span text:style-name="T20">#1</text:span><text:span text:style-name="T14">;;</text:span><text:line-break/><text:span text:style-name="T44"> <text:s/></text:span><text:span text:style-name="T14">-&gt; rrel_2: </text:span><text:span text:style-name="T20">#2</text:span><text:span text:style-name="T14">;;</text:span><text:line-break/><text:span text:style-name="T44"> <text:s/></text:span><text:span text:style-name="T14">-&gt; rrel_3: </text:span><text:span text:style-name="T20">#3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79">(#1, #2, #3, #4, #5)</text:p>
          </table:table-cell>
          <table:table-cell table:style-name="Table8.C2" office:value-type="string">
            <text:p text:style-name="P56"><text:span text:style-name="T14">-&gt;..operator</text:span><text:span text:style-name="T21"> </text:span><text:span text:style-name="T14">(*</text:span><text:line-break/><text:span text:style-name="T44"> <text:s/></text:span><text:span text:style-name="T14">&lt;- </text:span><text:span text:style-name="T26">search</text:span><text:span text:style-name="T14">ElStr5;;</text:span><text:line-break/><text:span text:style-name="T44"> <text:s/></text:span><text:span text:style-name="T14">-&gt; rrel_1: </text:span><text:span text:style-name="T21">#1</text:span><text:span text:style-name="T14">;;</text:span><text:line-break/><text:span text:style-name="T44"> <text:s/></text:span><text:span text:style-name="T14">-&gt; rrel_2: </text:span><text:span text:style-name="T21">#2</text:span><text:span text:style-name="T14">;;</text:span><text:line-break/><text:span text:style-name="T44"> <text:s/></text:span><text:span text:style-name="T14">-&gt; rrel_3: </text:span><text:span text:style-name="T21">#3</text:span><text:span text:style-name="T14">;;</text:span><text:line-break/><text:span text:style-name="T44"> <text:s/></text:span><text:span text:style-name="T14">-&gt; rrel_4: </text:span><text:span text:style-name="T21">#4</text:span><text:span text:style-name="T14">;;</text:span><text:line-break/><text:span text:style-name="T44"> <text:s/></text:span><text:span text:style-name="T14">-&gt; rrel_5: </text:span><text:span text:style-name="T21">#</text:span><text:span text:style-name="T22">5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79">(#1, #2, #3, #4, #5, #6)</text:p>
          </table:table-cell>
          <table:table-cell table:style-name="Table8.C2" office:value-type="string">
            <text:p text:style-name="P56"><text:span text:style-name="T14">-&gt;..operator (*</text:span><text:line-break/><text:span text:style-name="T44"> <text:s/></text:span><text:span text:style-name="T14">&lt;- </text:span><text:span text:style-name="T26">search</text:span><text:span text:style-name="T14">SetStr3;;</text:span><text:line-break/><text:span text:style-name="T44"> <text:s/></text:span><text:span text:style-name="T14">-&gt; rrel_1: </text:span><text:span text:style-name="T23">#1</text:span><text:span text:style-name="T14">;;</text:span><text:line-break/><text:span text:style-name="T44"> <text:s/></text:span><text:span text:style-name="T14">-&gt; rrel_2: </text:span><text:span text:style-name="T23">#2</text:span><text:span text:style-name="T14">;;</text:span><text:line-break/><text:span text:style-name="T44"> <text:s/></text:span><text:span text:style-name="T14">-&gt; rrel_3: </text:span><text:span text:style-name="T23">#3</text:span><text:span text:style-name="T14">;;</text:span><text:line-break/><text:span text:style-name="T44"> <text:s/></text:span><text:span text:style-name="T14">-&gt; rrel_set_1: </text:span><text:span text:style-name="T23">#4</text:span><text:span text:style-name="T14">;;</text:span><text:line-break/><text:span text:style-name="T44"> <text:s/></text:span><text:span text:style-name="T14">-&gt; rrel_set_2: </text:span><text:span text:style-name="T23">#5</text:span><text:span text:style-name="T14">;;</text:span><text:line-break/><text:span text:style-name="T44"> <text:s/></text:span><text:span text:style-name="T14">-&gt; rrel_set_3: </text:span><text:span text:style-name="T23">#6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79">(#1, #2, #3, #4, #5, #6, #7, #8, #9, #10)</text:p>
          </table:table-cell>
          <table:table-cell table:style-name="Table8.C2" office:value-type="string">
            <text:p text:style-name="P56"><text:span text:style-name="T14">-</text:span><text:span text:style-name="T24">&gt;</text:span><text:span text:style-name="T14"> ..operator(*</text:span><text:line-break/><text:span text:style-name="T44"> <text:s/></text:span><text:span text:style-name="T14">&lt;- </text:span><text:span text:style-name="T26">search</text:span><text:span text:style-name="T14">SetStr5;;</text:span><text:line-break/><text:span text:style-name="T44"> <text:s/></text:span><text:span text:style-name="T14">-&gt; rrel_1: </text:span><text:span text:style-name="T24">#1</text:span><text:span text:style-name="T14">;;</text:span><text:line-break/><text:span text:style-name="T44"> <text:s/></text:span><text:span text:style-name="T14">-&gt; rrel_2: </text:span><text:span text:style-name="T24">#2</text:span><text:span text:style-name="T14">;;</text:span><text:line-break/><text:span text:style-name="T44"> <text:s/></text:span><text:span text:style-name="T14">-&gt; rrel_3: </text:span><text:span text:style-name="T24">#3</text:span><text:span text:style-name="T14">;;</text:span><text:line-break/><text:span text:style-name="T44"> <text:s/></text:span><text:span text:style-name="T14">-&gt; rrel_4: </text:span><text:span text:style-name="T24">#4</text:span><text:span text:style-name="T14">;;</text:span><text:line-break/><text:span text:style-name="T44"> <text:s/></text:span><text:span text:style-name="T14">-&gt; rrel_5: </text:span><text:span text:style-name="T24">#5</text:span><text:span text:style-name="T14">;;</text:span><text:line-break/><text:span text:style-name="T44"> <text:s/></text:span><text:span text:style-name="T14">-&gt; rrel_set_1: </text:span><text:span text:style-name="T24">#6</text:span><text:span text:style-name="T14">;;</text:span><text:line-break/><text:span text:style-name="T44"> <text:s/></text:span><text:span text:style-name="T14">-&gt; rrel_set_2: </text:span><text:span text:style-name="T24">#7</text:span><text:span text:style-name="T14">;;</text:span><text:line-break/><text:span text:style-name="T44"> <text:s/></text:span><text:span text:style-name="T14">-&gt; rrel_set_3: </text:span><text:span text:style-name="T24">#8</text:span><text:span text:style-name="T14">;;</text:span><text:line-break/><text:soft-page-break/><text:span text:style-name="T44"> <text:s/></text:span><text:span text:style-name="T14">-&gt; rrel_set_4: </text:span><text:span text:style-name="T24">#9</text:span><text:span text:style-name="T14">;;</text:span><text:line-break/><text:span text:style-name="T44"> <text:s/></text:span><text:span text:style-name="T14">-&gt; rrel_set_5: </text:span><text:span text:style-name="T25">#10</text:span><text:span text:style-name="T14">;;</text:span><text:line-break/><text:span text:style-name="T14">*);;</text:span></text:p>
          </table:table-cell>
        </table:table-row>
        <table:table-row>
          <table:table-cell table:style-name="Table8.A2" table:number-rows-spanned="5" office:value-type="string">
            <text:p text:style-name="P79">erase</text:p>
          </table:table-cell>
          <table:table-cell table:style-name="Table8.A2" office:value-type="string">
            <text:p text:style-name="P79">(#1)</text:p>
          </table:table-cell>
          <table:table-cell table:style-name="Table8.C2" office:value-type="string">
            <text:p text:style-name="P65"><text:span text:style-name="T14">-&gt;..operator (*</text:span><text:line-break/><text:span text:style-name="T44"> <text:s/></text:span><text:span text:style-name="T14">&lt;- </text:span><text:span text:style-name="T27">erase</text:span><text:span text:style-name="T14">El;;</text:span><text:line-break/><text:span text:style-name="T44"> <text:s/></text:span><text:span text:style-name="T14">-&gt; rrel_1: </text:span><text:span text:style-name="T18">#1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79">(#1, #2, #3)</text:p>
          </table:table-cell>
          <table:table-cell table:style-name="Table8.C2" office:value-type="string">
            <text:p text:style-name="P57"><text:span text:style-name="T14">-&gt;..operator (*</text:span><text:line-break/><text:span text:style-name="T44"> <text:s/></text:span><text:span text:style-name="T14">&lt;- </text:span><text:span text:style-name="T27">erase</text:span><text:span text:style-name="T14">ElStr3;;</text:span><text:line-break/><text:span text:style-name="T44"> <text:s/></text:span><text:span text:style-name="T14">-&gt; rrel_1: </text:span><text:span text:style-name="T20">#1</text:span><text:span text:style-name="T14">;;</text:span><text:line-break/><text:span text:style-name="T44"> <text:s/></text:span><text:span text:style-name="T14">-&gt; rrel_2: </text:span><text:span text:style-name="T20">#2</text:span><text:span text:style-name="T14">;;</text:span><text:line-break/><text:span text:style-name="T44"> <text:s/></text:span><text:span text:style-name="T14">-&gt; rrel_3: </text:span><text:span text:style-name="T20">#3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79">(#1, #2, #3, #4, #5)</text:p>
          </table:table-cell>
          <table:table-cell table:style-name="Table8.C2" office:value-type="string">
            <text:p text:style-name="P57"><text:span text:style-name="T14">-&gt;..operator</text:span><text:span text:style-name="T21"> </text:span><text:span text:style-name="T14">(*</text:span><text:line-break/><text:span text:style-name="T44"> <text:s/></text:span><text:span text:style-name="T14">&lt;- </text:span><text:span text:style-name="T27">erase</text:span><text:span text:style-name="T14">ElStr5;;</text:span><text:line-break/><text:span text:style-name="T44"> <text:s/></text:span><text:span text:style-name="T14">-&gt; rrel_1: </text:span><text:span text:style-name="T21">#1</text:span><text:span text:style-name="T14">;;</text:span><text:line-break/><text:span text:style-name="T44"> <text:s/></text:span><text:span text:style-name="T14">-&gt; rrel_2: </text:span><text:span text:style-name="T21">#2</text:span><text:span text:style-name="T14">;;</text:span><text:line-break/><text:span text:style-name="T44"> <text:s/></text:span><text:span text:style-name="T14">-&gt; rrel_3: </text:span><text:span text:style-name="T21">#3</text:span><text:span text:style-name="T14">;;</text:span><text:line-break/><text:span text:style-name="T44"> <text:s/></text:span><text:span text:style-name="T14">-&gt; rrel_4: </text:span><text:span text:style-name="T21">#4</text:span><text:span text:style-name="T14">;;</text:span><text:line-break/><text:span text:style-name="T44"> <text:s/></text:span><text:span text:style-name="T14">-&gt; rrel_5: </text:span><text:span text:style-name="T21">#</text:span><text:span text:style-name="T22">5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79">(#1, #2, #3, #4, #5, #6)</text:p>
          </table:table-cell>
          <table:table-cell table:style-name="Table8.C2" office:value-type="string">
            <text:p text:style-name="P57"><text:span text:style-name="T14">-&gt;..operator (*</text:span><text:line-break/><text:span text:style-name="T44"> <text:s/></text:span><text:span text:style-name="T14">&lt;- </text:span><text:span text:style-name="T27">erase</text:span><text:span text:style-name="T14">SetStr3;;</text:span><text:line-break/><text:span text:style-name="T44"> <text:s/></text:span><text:span text:style-name="T14">-&gt; rrel_1: </text:span><text:span text:style-name="T23">#1</text:span><text:span text:style-name="T14">;;</text:span><text:line-break/><text:span text:style-name="T44"> <text:s/></text:span><text:span text:style-name="T14">-&gt; rrel_2: </text:span><text:span text:style-name="T23">#2</text:span><text:span text:style-name="T14">;;</text:span><text:line-break/><text:span text:style-name="T44"> <text:s/></text:span><text:span text:style-name="T14">-&gt; rrel_3: </text:span><text:span text:style-name="T23">#3</text:span><text:span text:style-name="T14">;;</text:span><text:line-break/><text:span text:style-name="T44"> <text:s/></text:span><text:span text:style-name="T14">-&gt; rrel_set_1: </text:span><text:span text:style-name="T23">#4</text:span><text:span text:style-name="T14">;;</text:span><text:line-break/><text:span text:style-name="T44"> <text:s/></text:span><text:span text:style-name="T14">-&gt; rrel_set_2: </text:span><text:span text:style-name="T23">#5</text:span><text:span text:style-name="T14">;;</text:span><text:line-break/><text:span text:style-name="T44"> <text:s/></text:span><text:span text:style-name="T14">-&gt; rrel_set_3: </text:span><text:span text:style-name="T23">#6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79">(#1, #2, #3, #4, #5, #6, #7, #8, #9, #10)</text:p>
          </table:table-cell>
          <table:table-cell table:style-name="Table8.C2" office:value-type="string">
            <text:p text:style-name="P57"><text:span text:style-name="T14">-</text:span><text:span text:style-name="T24">&gt;</text:span><text:span text:style-name="T14"> ..operator(*</text:span><text:line-break/><text:span text:style-name="T44"> <text:s/></text:span><text:span text:style-name="T14">&lt;- </text:span><text:span text:style-name="T27">erase</text:span><text:span text:style-name="T14">SetStr5;;</text:span><text:line-break/><text:span text:style-name="T44"> <text:s/></text:span><text:span text:style-name="T14">-&gt; rrel_1: </text:span><text:span text:style-name="T24">#1</text:span><text:span text:style-name="T14">;;</text:span><text:line-break/><text:span text:style-name="T44"> <text:s/></text:span><text:span text:style-name="T14">-&gt; rrel_2: </text:span><text:span text:style-name="T24">#2</text:span><text:span text:style-name="T14">;;</text:span><text:line-break/><text:span text:style-name="T44"> <text:s/></text:span><text:span text:style-name="T14">-&gt; rrel_3: </text:span><text:span text:style-name="T24">#3</text:span><text:span text:style-name="T14">;;</text:span><text:line-break/><text:span text:style-name="T44"> <text:s/></text:span><text:span text:style-name="T14">-&gt; rrel_4: </text:span><text:span text:style-name="T24">#4</text:span><text:span text:style-name="T14">;;</text:span><text:line-break/><text:span text:style-name="T44"> <text:s/></text:span><text:span text:style-name="T14">-&gt; rrel_5: </text:span><text:span text:style-name="T24">#5</text:span><text:span text:style-name="T14">;;</text:span><text:line-break/><text:span text:style-name="T44"> <text:s/></text:span><text:span text:style-name="T14">-&gt; rrel_set_1: </text:span><text:span text:style-name="T24">#6</text:span><text:span text:style-name="T14">;;</text:span><text:line-break/><text:span text:style-name="T44"> <text:s/></text:span><text:span text:style-name="T14">-&gt; rrel_set_2: </text:span><text:span text:style-name="T24">#7</text:span><text:span text:style-name="T14">;;</text:span><text:line-break/><text:span text:style-name="T44"> <text:s/></text:span><text:span text:style-name="T14">-&gt; rrel_set_3: </text:span><text:span text:style-name="T24">#8</text:span><text:span text:style-name="T14">;;</text:span><text:line-break/><text:span text:style-name="T44"> <text:s/></text:span><text:span text:style-name="T14">-&gt; rrel_set_4: </text:span><text:span text:style-name="T24">#9</text:span><text:span text:style-name="T14">;;</text:span><text:line-break/><text:span text:style-name="T44"> <text:s/></text:span><text:span text:style-name="T14">-&gt; rrel_set_5: </text:span><text:span text:style-name="T25">#10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79">sys_generate</text:p>
          </table:table-cell>
          <table:table-cell table:style-name="Table8.A2" office:value-type="string">
            <text:p text:style-name="P79">(#1, #2, #3, #4)</text:p>
          </table:table-cell>
          <table:table-cell table:style-name="Table8.C2" office:value-type="string">
            <text:p text:style-name="P58"><text:span text:style-name="T14">-&gt;..operator (*<text:line-break/> &lt;- </text:span><text:span text:style-name="T28">sys_gen</text:span><text:span text:style-name="T14">;;<text:line-break/> <text:s/>-&gt; rrel_1: </text:span><text:span text:style-name="T29">#1</text:span><text:span text:style-name="T14">;;<text:line-break/> <text:s/>-&gt; rrel_2: </text:span><text:span text:style-name="T29">#2</text:span><text:span text:style-name="T14">;;<text:line-break/> <text:s/>-&gt; rrel_3: </text:span><text:span text:style-name="T29">#3</text:span><text:span text:style-name="T14">;;</text:span></text:p>
            <text:p text:style-name="P58"><text:span text:style-name="T14"><text:s text:c="2"/>-&gt; rrel_</text:span><text:span text:style-name="T30">4</text:span><text:span text:style-name="T14">: </text:span><text:span text:style-name="T29">#</text:span><text:span text:style-name="T30">4</text:span><text:span text:style-name="T14">;;<text:line-break/></text:span><text:soft-page-break/><text:span text:style-name="T14">*);;</text:span></text:p>
          </table:table-cell>
        </table:table-row>
        <table:table-row>
          <table:table-cell table:style-name="Table8.A2" office:value-type="string">
            <text:p text:style-name="P79">sys_search</text:p>
          </table:table-cell>
          <table:table-cell table:style-name="Table8.A2" office:value-type="string">
            <text:p text:style-name="P79">(#1, #2, #3, #4)</text:p>
          </table:table-cell>
          <table:table-cell table:style-name="Table8.C2" office:value-type="string">
            <text:p text:style-name="P58"><text:span text:style-name="T14">-&gt;..operator (*</text:span><text:line-break/><text:span text:style-name="T14"> &lt;- </text:span><text:span text:style-name="T28">sys_search</text:span><text:span text:style-name="T14">;;</text:span><text:line-break/><text:span text:style-name="T44"> <text:s/></text:span><text:span text:style-name="T14">-&gt; rrel_1: </text:span><text:span text:style-name="T29">#1</text:span><text:span text:style-name="T14">;;</text:span><text:line-break/><text:span text:style-name="T44"> <text:s/></text:span><text:span text:style-name="T14">-&gt; rrel_2: </text:span><text:span text:style-name="T29">#2</text:span><text:span text:style-name="T14">;;</text:span><text:line-break/><text:span text:style-name="T44"> <text:s/></text:span><text:span text:style-name="T14">-&gt; rrel_3: </text:span><text:span text:style-name="T29">#3</text:span><text:span text:style-name="T14">;;</text:span></text:p>
            <text:p text:style-name="P58"><text:span text:style-name="T14"><text:s text:c="2"/>-&gt; rrel_</text:span><text:span text:style-name="T30">4</text:span><text:span text:style-name="T14">: </text:span><text:span text:style-name="T29">#</text:span><text:span text:style-name="T30">4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79">var_assign</text:p>
          </table:table-cell>
          <table:table-cell table:style-name="Table8.A2" office:value-type="string">
            <text:p text:style-name="P79">(#1, #2)</text:p>
          </table:table-cell>
          <table:table-cell table:style-name="Table8.C2" office:value-type="string">
            <text:p text:style-name="P59"><text:span text:style-name="T14">-&gt;..operato</text:span><text:span text:style-name="T31">r</text:span><text:span text:style-name="T14"> (*</text:span><text:line-break/><text:span text:style-name="T44"> <text:s/></text:span><text:span text:style-name="T14">&lt;- varAssign;;</text:span><text:line-break/><text:span text:style-name="T44"> <text:s/></text:span><text:span text:style-name="T14">-&gt; rrel_1: </text:span><text:span text:style-name="T31">#1</text:span><text:span text:style-name="T14">;;</text:span><text:line-break/><text:span text:style-name="T44"> <text:s/></text:span><text:span text:style-name="T14">-&gt; rrel_2: </text:span><text:span text:style-name="T31">#2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79">cont_assign</text:p>
          </table:table-cell>
          <table:table-cell table:style-name="Table8.A2" office:value-type="string">
            <text:p text:style-name="P79">(#1, #2)</text:p>
          </table:table-cell>
          <table:table-cell table:style-name="Table8.C2" office:value-type="string">
            <text:p text:style-name="P59"><text:span text:style-name="T14">-&gt;..operato</text:span><text:span text:style-name="T31">r</text:span><text:span text:style-name="T14"> (*</text:span><text:line-break/><text:span text:style-name="T44"> <text:s/></text:span><text:span text:style-name="T14">&lt;- </text:span><text:span text:style-name="T32">cont</text:span><text:span text:style-name="T14">Assign;;</text:span><text:line-break/><text:span text:style-name="T44"> <text:s/></text:span><text:span text:style-name="T14">-&gt; rrel_1: </text:span><text:span text:style-name="T31">#1</text:span><text:span text:style-name="T14">;;</text:span><text:line-break/><text:span text:style-name="T44"> <text:s/></text:span><text:span text:style-name="T14">-&gt; rrel_2: </text:span><text:span text:style-name="T31">#2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103">has_value</text:p>
          </table:table-cell>
          <table:table-cell table:style-name="Table8.A2" office:value-type="string">
            <text:p text:style-name="P103">(#1)</text:p>
          </table:table-cell>
          <table:table-cell table:style-name="Table8.C2" office:value-type="string">
            <text:p text:style-name="P59"><text:span text:style-name="T14">-&gt;..operato</text:span><text:span text:style-name="T31">r</text:span><text:span text:style-name="T14"> (*</text:span><text:line-break/><text:span text:style-name="T44"> <text:s/></text:span><text:span text:style-name="T14">&lt;- </text:span><text:span text:style-name="T40">ifVarAssign</text:span><text:span text:style-name="T14">;;</text:span><text:line-break/><text:span text:style-name="T44"> <text:s/></text:span><text:span text:style-name="T14">-&gt; rrel_1: </text:span><text:span text:style-name="T31">#1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79">add</text:p>
          </table:table-cell>
          <table:table-cell table:style-name="Table8.A2" office:value-type="string">
            <text:p text:style-name="P79">(#1, #2, #3)</text:p>
          </table:table-cell>
          <table:table-cell table:style-name="Table8.C2" office:value-type="string">
            <text:p text:style-name="P54"><text:span text:style-name="T14">-&gt;..operator (*</text:span><text:line-break/><text:span text:style-name="T44"> <text:s/></text:span><text:span text:style-name="T14">&lt;- contAdd;;</text:span><text:line-break/><text:span text:style-name="T44"> <text:s/></text:span><text:span text:style-name="T14">-&gt; rrel_1: </text:span><text:span text:style-name="T29">#1</text:span><text:span text:style-name="T14">;;</text:span><text:line-break/><text:span text:style-name="T44"> <text:s/></text:span><text:span text:style-name="T14">-&gt; rrel_2: </text:span><text:span text:style-name="T29">#2</text:span><text:span text:style-name="T14">;;</text:span><text:line-break/><text:span text:style-name="T44"> <text:s/></text:span><text:span text:style-name="T14">-&gt; rrel_3: </text:span><text:span text:style-name="T29">#3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79">subtract</text:p>
          </table:table-cell>
          <table:table-cell table:style-name="Table8.A2" office:value-type="string">
            <text:p text:style-name="P79">(#1, #2, #3)</text:p>
          </table:table-cell>
          <table:table-cell table:style-name="Table8.C2" office:value-type="string">
            <text:p text:style-name="P54"><text:span text:style-name="T14">-&gt;..operator (*</text:span><text:line-break/><text:span text:style-name="T44"> <text:s/></text:span><text:span text:style-name="T14">&lt;- cont</text:span><text:span text:style-name="T33">Sub</text:span><text:span text:style-name="T14">;;</text:span><text:line-break/><text:span text:style-name="T44"> <text:s/></text:span><text:span text:style-name="T14">-&gt; rrel_1: </text:span><text:span text:style-name="T29">#1</text:span><text:span text:style-name="T14">;;</text:span><text:line-break/><text:span text:style-name="T44"> <text:s/></text:span><text:span text:style-name="T14">-&gt; rrel_2: </text:span><text:span text:style-name="T29">#2</text:span><text:span text:style-name="T14">;;</text:span><text:line-break/><text:span text:style-name="T44"> <text:s/></text:span><text:span text:style-name="T14">-&gt; rrel_3: </text:span><text:span text:style-name="T29">#3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79">multiple</text:p>
          </table:table-cell>
          <table:table-cell table:style-name="Table8.A2" office:value-type="string">
            <text:p text:style-name="P79">(#1, #2, #3)</text:p>
          </table:table-cell>
          <table:table-cell table:style-name="Table8.C2" office:value-type="string">
            <text:p text:style-name="P54"><text:span text:style-name="T14">-&gt;..operator (*</text:span><text:line-break/><text:span text:style-name="T44"> <text:s/></text:span><text:span text:style-name="T14">&lt;- cont</text:span><text:span text:style-name="T33">Mult</text:span><text:span text:style-name="T14">;;</text:span><text:line-break/><text:span text:style-name="T44"> <text:s/></text:span><text:span text:style-name="T14">-&gt; rrel_1: </text:span><text:span text:style-name="T29">#1</text:span><text:span text:style-name="T14">;;</text:span><text:line-break/><text:span text:style-name="T44"> <text:s/></text:span><text:span text:style-name="T14">-&gt; rrel_2: </text:span><text:span text:style-name="T29">#2</text:span><text:span text:style-name="T14">;;</text:span><text:line-break/><text:span text:style-name="T44"> <text:s/></text:span><text:span text:style-name="T14">-&gt; rrel_3: </text:span><text:span text:style-name="T29">#3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79">divide</text:p>
          </table:table-cell>
          <table:table-cell table:style-name="Table8.A2" office:value-type="string">
            <text:p text:style-name="P79">(#1, #2, #3)</text:p>
          </table:table-cell>
          <table:table-cell table:style-name="Table8.C2" office:value-type="string">
            <text:p text:style-name="P54"><text:span text:style-name="T14">-&gt;..operator (*</text:span><text:line-break/><text:span text:style-name="T44"> <text:s/></text:span><text:span text:style-name="T14">&lt;- cont</text:span><text:span text:style-name="T33">Div</text:span><text:span text:style-name="T14">;;</text:span><text:line-break/><text:span text:style-name="T44"> <text:s/></text:span><text:span text:style-name="T14">-&gt; rrel_1: </text:span><text:span text:style-name="T29">#1</text:span><text:span text:style-name="T14">;;</text:span><text:line-break/><text:span text:style-name="T44"> <text:s/></text:span><text:span text:style-name="T14">-&gt; rrel_2: </text:span><text:span text:style-name="T29">#2</text:span><text:span text:style-name="T14">;;</text:span><text:line-break/><text:span text:style-name="T44"> <text:s/></text:span><text:span text:style-name="T14">-&gt; rrel_3: </text:span><text:span text:style-name="T29">#3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79">cos</text:p>
          </table:table-cell>
          <table:table-cell table:style-name="Table8.A2" office:value-type="string">
            <text:p text:style-name="P79">(#1, #2)</text:p>
          </table:table-cell>
          <table:table-cell table:style-name="Table8.C2" office:value-type="string">
            <text:p text:style-name="P54"><text:span text:style-name="T14">-&gt;..operator (*</text:span><text:line-break/><text:span text:style-name="T44"> <text:s/></text:span><text:span text:style-name="T14">&lt;- contCos;;</text:span><text:line-break/><text:soft-page-break/><text:span text:style-name="T44"> <text:s/></text:span><text:span text:style-name="T14">-&gt; rrel_1: </text:span><text:span text:style-name="T34">#1</text:span><text:span text:style-name="T14">;;</text:span><text:line-break/><text:span text:style-name="T44"> <text:s/></text:span><text:span text:style-name="T14">-&gt; rrel_2: </text:span><text:span text:style-name="T34">#2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79">sin</text:p>
          </table:table-cell>
          <table:table-cell table:style-name="Table8.A2" office:value-type="string">
            <text:p text:style-name="P79">(#1, #2)</text:p>
          </table:table-cell>
          <table:table-cell table:style-name="Table8.C2" office:value-type="string">
            <text:p text:style-name="P54"><text:span text:style-name="T14">-&gt;..operator (*</text:span><text:line-break/><text:span text:style-name="T44"> <text:s/></text:span><text:span text:style-name="T14">&lt;- cont</text:span><text:span text:style-name="T35">Sin</text:span><text:span text:style-name="T14">;;</text:span><text:line-break/><text:span text:style-name="T44"> <text:s/></text:span><text:span text:style-name="T14">-&gt; rrel_1: </text:span><text:span text:style-name="T34">#1</text:span><text:span text:style-name="T14">;;</text:span><text:line-break/><text:span text:style-name="T44"> <text:s/></text:span><text:span text:style-name="T14">-&gt; rrel_2: </text:span><text:span text:style-name="T34">#2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79">acos</text:p>
          </table:table-cell>
          <table:table-cell table:style-name="Table8.A2" office:value-type="string">
            <text:p text:style-name="P79">(#1, #2)</text:p>
          </table:table-cell>
          <table:table-cell table:style-name="Table8.C2" office:value-type="string">
            <text:p text:style-name="P54"><text:span text:style-name="T14">-&gt;..operator (*</text:span><text:line-break/><text:span text:style-name="T44"> <text:s/></text:span><text:span text:style-name="T14">&lt;- cont</text:span><text:span text:style-name="T35">A</text:span><text:span text:style-name="T14">Cos;;</text:span><text:line-break/><text:span text:style-name="T44"> <text:s/></text:span><text:span text:style-name="T14">-&gt; rrel_1: </text:span><text:span text:style-name="T34">#1</text:span><text:span text:style-name="T14">;;</text:span><text:line-break/><text:span text:style-name="T44"> <text:s/></text:span><text:span text:style-name="T14">-&gt; rrel_2: </text:span><text:span text:style-name="T34">#2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79">asin</text:p>
          </table:table-cell>
          <table:table-cell table:style-name="Table8.A2" office:value-type="string">
            <text:p text:style-name="P79">(#1, #2)</text:p>
          </table:table-cell>
          <table:table-cell table:style-name="Table8.C2" office:value-type="string">
            <text:p text:style-name="P54"><text:span text:style-name="T14">-&gt;..operator (*</text:span><text:line-break/><text:span text:style-name="T44"> <text:s/></text:span><text:span text:style-name="T14">&lt;- cont</text:span><text:span text:style-name="T35">ASin</text:span><text:span text:style-name="T14">;;</text:span><text:line-break/><text:span text:style-name="T44"> <text:s/></text:span><text:span text:style-name="T14">-&gt; rrel_1: </text:span><text:span text:style-name="T34">#1</text:span><text:span text:style-name="T14">;;</text:span><text:line-break/><text:span text:style-name="T44"> <text:s/></text:span><text:span text:style-name="T14">-&gt; rrel_2: </text:span><text:span text:style-name="T34">#2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79">greater</text:p>
          </table:table-cell>
          <table:table-cell table:style-name="Table8.A2" office:value-type="string">
            <text:p text:style-name="P79">(#1, #2)</text:p>
          </table:table-cell>
          <table:table-cell table:style-name="Table8.C2" office:value-type="string">
            <text:p text:style-name="P54"><text:span text:style-name="T14">-&gt;..operator (*</text:span><text:line-break/><text:span text:style-name="T44"> <text:s/></text:span><text:span text:style-name="T14">&lt;- ifGr;;</text:span><text:line-break/><text:span text:style-name="T44"> <text:s/></text:span><text:span text:style-name="T14">-&gt; rrel_1: </text:span><text:span text:style-name="T36">#1</text:span><text:span text:style-name="T14">;;</text:span><text:line-break/><text:span text:style-name="T44"> <text:s/></text:span><text:span text:style-name="T14">-&gt; rrel_2: </text:span><text:span text:style-name="T36">#2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92">print</text:p>
          </table:table-cell>
          <table:table-cell table:style-name="Table8.A2" office:value-type="string">
            <text:p text:style-name="P92">(#1)</text:p>
          </table:table-cell>
          <table:table-cell table:style-name="Table8.C2" office:value-type="string">
            <text:p text:style-name="P62"><text:span text:style-name="T14">-&gt;..operator (*</text:span><text:line-break/><text:span text:style-name="T44"> <text:s/></text:span><text:span text:style-name="T14">&lt;- </text:span><text:span text:style-name="T39">print</text:span><text:span text:style-name="T14">;;</text:span><text:line-break/><text:span text:style-name="T44"> <text:s/></text:span><text:span text:style-name="T14">-&gt; rrel_1: </text:span><text:span text:style-name="T36">#1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91">show</text:p>
          </table:table-cell>
          <table:table-cell table:style-name="Table8.A2" office:value-type="string">
            <text:p text:style-name="P91">(#1)</text:p>
          </table:table-cell>
          <table:table-cell table:style-name="Table8.C2" office:value-type="string">
            <text:p text:style-name="P100"><text:span text:style-name="T14">-&gt;..operator (*</text:span><text:line-break/><text:span text:style-name="T44"> <text:s/></text:span><text:span text:style-name="T14">&lt;- </text:span><text:span text:style-name="T39">printEl</text:span><text:span text:style-name="T14">;;</text:span><text:line-break/><text:span text:style-name="T44"> <text:s/></text:span><text:span text:style-name="T14">-&gt; rrel_1: </text:span><text:span text:style-name="T36">#1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104">is</text:p>
          </table:table-cell>
          <table:table-cell table:style-name="Table8.A2" office:value-type="string">
            <text:p text:style-name="P104">(#1, #2)</text:p>
          </table:table-cell>
          <table:table-cell table:style-name="Table8.C2" office:value-type="string">
            <text:p text:style-name="P101"><text:span text:style-name="T14">-&gt;..operator (*</text:span><text:line-break/><text:span text:style-name="T44"> </text:span><text:span text:style-name="T14">&lt;- </text:span><text:span text:style-name="T41">ifCoin</text:span><text:span text:style-name="T14">;;</text:span><text:line-break/><text:span text:style-name="T44"> </text:span><text:span text:style-name="T14">-&gt; rrel_1: </text:span><text:span text:style-name="T36">#1</text:span><text:span text:style-name="T14">;;</text:span></text:p>
            <text:p text:style-name="P101"><text:span text:style-name="T14"><text:s/>-&gt; rrel_</text:span><text:span text:style-name="T41">2</text:span><text:span text:style-name="T14">: </text:span><text:span text:style-name="T36">#</text:span><text:span text:style-name="T41">2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104">equals</text:p>
          </table:table-cell>
          <table:table-cell table:style-name="Table8.A2" office:value-type="string">
            <text:p text:style-name="P104">(#1, #2)</text:p>
          </table:table-cell>
          <table:table-cell table:style-name="Table8.C2" office:value-type="string">
            <text:p text:style-name="P101"><text:span text:style-name="T14">-&gt;..operator (*</text:span><text:line-break/><text:span text:style-name="T44"> </text:span><text:span text:style-name="T14">&lt;- </text:span><text:span text:style-name="T42">ifEq</text:span><text:span text:style-name="T14">;;</text:span><text:line-break/><text:span text:style-name="T44"> </text:span><text:span text:style-name="T14">-&gt; rrel_1: </text:span><text:span text:style-name="T36">#1</text:span><text:span text:style-name="T14">;;</text:span></text:p>
            <text:p text:style-name="P101"><text:span text:style-name="T14"><text:s/>-&gt; rrel_</text:span><text:span text:style-name="T41">2</text:span><text:span text:style-name="T14">: </text:span><text:span text:style-name="T36">#</text:span><text:span text:style-name="T41">2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104">greater</text:p>
          </table:table-cell>
          <table:table-cell table:style-name="Table8.A2" office:value-type="string">
            <text:p text:style-name="P104">(#1, #2)</text:p>
          </table:table-cell>
          <table:table-cell table:style-name="Table8.C2" office:value-type="string">
            <text:p text:style-name="P102"><text:span text:style-name="T14">-&gt;..operator (*</text:span><text:line-break/><text:span text:style-name="T44"> </text:span><text:span text:style-name="T14">&lt;- </text:span><text:span text:style-name="T43">ifGr</text:span><text:span text:style-name="T14">;;</text:span><text:line-break/><text:span text:style-name="T44"> </text:span><text:span text:style-name="T14">-&gt; rrel_1: </text:span><text:span text:style-name="T36">#1</text:span><text:span text:style-name="T14">;;</text:span></text:p>
            <text:p text:style-name="P102"><text:span text:style-name="T14"><text:s/>-&gt; rrel_</text:span><text:span text:style-name="T41">2</text:span><text:span text:style-name="T14">: </text:span><text:span text:style-name="T36">#</text:span><text:span text:style-name="T41">2</text:span><text:span text:style-name="T14">;;</text:span><text:line-break/><text:span text:style-name="T14">*);;</text:span></text:p>
          </table:table-cell>
        </table:table-row>
      </table:table>
      <text:p text:style-name="P25"/>
      <text:p text:style-name="P33">Приложение 2. Упрощенные операторы языка SimpleSCP</text:p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53">Оператор</text:p>
          </table:table-cell>
          <table:table-cell table:style-name="Table7.B1" office:value-type="string">
            <text:p text:style-name="P53">Упрощение</text:p>
          </table:table-cell>
        </table:table-row>
        <table:table-row>
          <table:table-cell table:style-name="Table7.A2" office:value-type="string">
            <text:p text:style-name="P89">has_value(_a) </text:p>
          </table:table-cell>
          <table:table-cell table:style-name="Table7.B2" office:value-type="string">
            <text:p text:style-name="P78">_<text:span text:style-name="T65">a</text:span></text:p>
          </table:table-cell>
        </table:table-row>
      </table:table>
      <text:p text:style-name="P33"/>
      <text:p text:style-name="P31">Приложение <text:span text:style-name="T68">3</text:span>. Модификаторы аргумента SimpleSCP</text:p>
      <text:p text:style-name="P29">(Добавляются по мере необходимости)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2">Модификатор</text:p>
          </table:table-cell>
          <table:table-cell table:style-name="Table9.B1" office:value-type="string">
            <text:p text:style-name="P52">Аналог в SCP</text:p>
          </table:table-cell>
        </table:table-row>
        <table:table-row>
          <table:table-cell table:style-name="Table9.A2" office:value-type="string">
            <text:p text:style-name="P81">fixed</text:p>
          </table:table-cell>
          <table:table-cell table:style-name="Table9.B2" office:value-type="string">
            <text:p text:style-name="P82">rrel_fixed: arg</text:p>
          </table:table-cell>
        </table:table-row>
        <table:table-row>
          <table:table-cell table:style-name="Table9.A2" office:value-type="string">
            <text:p text:style-name="P81">assign</text:p>
          </table:table-cell>
          <table:table-cell table:style-name="Table9.B2" office:value-type="string">
            <text:p text:style-name="P83">rrel_<text:span text:style-name="T57">assign</text:span>: arg</text:p>
          </table:table-cell>
        </table:table-row>
        <table:table-row>
          <table:table-cell table:style-name="Table9.A2" office:value-type="string">
            <text:p text:style-name="P80">pos_const_perm</text:p>
          </table:table-cell>
          <table:table-cell table:style-name="Table9.B2" office:value-type="string">
            <text:p text:style-name="P83">rrel_<text:span text:style-name="T57">pos_const_perm</text:span>: arg</text:p>
          </table:table-cell>
        </table:table-row>
        <table:table-row>
          <table:table-cell table:style-name="Table9.A2" office:value-type="string">
            <text:p text:style-name="P109">constant</text:p>
          </table:table-cell>
          <table:table-cell table:style-name="Table9.B2" office:value-type="string">
            <text:p text:style-name="P107">rrel<text:span text:style-name="T57">_const</text:span>: arg</text:p>
          </table:table-cell>
        </table:table-row>
        <table:table-row>
          <table:table-cell table:style-name="Table9.A2" office:value-type="string">
            <text:p text:style-name="P80">node</text:p>
          </table:table-cell>
          <table:table-cell table:style-name="Table9.B2" office:value-type="string">
            <text:p text:style-name="P83">rrel_<text:span text:style-name="T57">node</text:span>: arg</text:p>
          </table:table-cell>
        </table:table-row>
        <table:table-row>
          <table:table-cell table:style-name="Table9.A2" office:value-type="string">
            <text:p text:style-name="P80">arc</text:p>
          </table:table-cell>
          <table:table-cell table:style-name="Table9.B2" office:value-type="string">
            <text:p text:style-name="P83">rrel_<text:span text:style-name="T57">arc</text:span>: arg</text:p>
          </table:table-cell>
        </table:table-row>
        <table:table-row>
          <table:table-cell table:style-name="Table9.A2" office:value-type="string">
            <text:p text:style-name="P111">link</text:p>
          </table:table-cell>
          <table:table-cell table:style-name="Table9.B2" office:value-type="string">
            <text:p text:style-name="P108">rrel_<text:span text:style-name="T73">link</text:span>: arg</text:p>
          </table:table-cell>
        </table:table-row>
        <table:table-row>
          <table:table-cell table:style-name="Table9.A2" office:value-type="string">
            <text:p text:style-name="P80">erase</text:p>
          </table:table-cell>
          <table:table-cell table:style-name="Table9.B2" office:value-type="string">
            <text:p text:style-name="P83">rrel_<text:span text:style-name="T57">erase</text:span>: arg</text:p>
          </table:table-cell>
        </table:table-row>
        <table:table-row>
          <table:table-cell table:style-name="Table9.A2" office:value-type="string">
            <text:p text:style-name="P105">scp_variable</text:p>
          </table:table-cell>
          <table:table-cell table:style-name="Table9.B2" office:value-type="string">
            <text:p text:style-name="P83">rrel_<text:span text:style-name="T57">scp_var</text:span>: arg</text:p>
          </table:table-cell>
        </table:table-row>
        <table:table-row>
          <table:table-cell table:style-name="Table9.A2" office:value-type="string">
            <text:p text:style-name="P85"><text:span text:style-name="T72">scp_</text:span>constant</text:p>
          </table:table-cell>
          <table:table-cell table:style-name="Table9.B2" office:value-type="string">
            <text:p text:style-name="P83">rrel_<text:span text:style-name="T57">scp_const</text:span>: arg</text:p>
          </table:table-cell>
        </table:table-row>
        <table:table-row>
          <table:table-cell table:style-name="Table9.A2" office:value-type="string">
            <text:p text:style-name="P87">common</text:p>
          </table:table-cell>
          <table:table-cell table:style-name="Table9.B2" office:value-type="string">
            <text:p text:style-name="P84">rrel_<text:span text:style-name="T57">common</text:span>: arg</text:p>
          </table:table-cell>
        </table:table-row>
      </table:table>
      <text:p text:style-name="P26"/>
      <text:p text:style-name="P26"/>
      <text:p text:style-name="P26"><text:span text:style-name="T60">Приложение </text:span><text:span text:style-name="T61">4</text:span><text:span text:style-name="T60">. Модификаторы аргумента по умолчанию.</text:span>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86">Роль</text:p>
          </table:table-cell>
          <table:table-cell table:style-name="Table6.A1" office:value-type="string">
            <text:p text:style-name="P86">До обработки</text:p>
          </table:table-cell>
          <table:table-cell table:style-name="Table6.C1" office:value-type="string">
            <text:p text:style-name="P86">После обработки</text:p>
          </table:table-cell>
        </table:table-row>
        <table:table-row>
          <table:table-cell table:style-name="Table6.A2" office:value-type="string">
            <text:p text:style-name="P86">Константа</text:p>
          </table:table-cell>
          <table:table-cell table:style-name="Table6.A2" office:value-type="string">
            <text:p text:style-name="P86">argument</text:p>
          </table:table-cell>
          <table:table-cell table:style-name="Table6.C2" office:value-type="string">
            <text:p text:style-name="P86">[fixed, <text:span text:style-name="T74">scp_</text:span>constant, argument]</text:p>
          </table:table-cell>
        </table:table-row>
        <table:table-row>
          <table:table-cell table:style-name="Table6.A2" office:value-type="string">
            <text:p text:style-name="P86">Переменная</text:p>
          </table:table-cell>
          <table:table-cell table:style-name="Table6.A2" office:value-type="string">
            <text:p text:style-name="P86">_argument</text:p>
          </table:table-cell>
          <table:table-cell table:style-name="Table6.C2" office:value-type="string">
            <text:p text:style-name="P86">[fixed, <text:span text:style-name="T74">scp_</text:span>variable, _argument]</text:p>
          </table:table-cell>
        </table:table-row>
      </table:table>
      <text:p text:style-name="P22"/>
      <text:p text:style-name="P32">Приложение <text:span text:style-name="T55">5</text:span>. Примеры программ SimpleSCP.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72">Hello World</text:p>
          </table:table-cell>
        </table:table-row>
        <table:table-row>
          <table:table-cell table:style-name="Table5.A2" office:value-type="string">
            <text:p text:style-name="P71">SimpleSCP</text:p>
          </table:table-cell>
        </table:table-row>
        <table:table-row>
          <table:table-cell table:style-name="Table5.A2" office:value-type="string">
            <text:p text:style-name="P68">function example1() {</text:p>
            <text:p text:style-name="P68"><text:s text:c="2"/>print("Hello world!");</text:p>
            <text:p text:style-name="P68">}</text:p>
          </table:table-cell>
        </table:table-row>
        <table:table-row>
          <table:table-cell table:style-name="Table5.A2" office:value-type="string">
            <text:p text:style-name="P71">SCP</text:p>
          </table:table-cell>
        </table:table-row>
        <table:table-row>
          <table:table-cell table:style-name="Table5.A2" office:value-type="string">
            <text:p text:style-name="P60"><text:span text:style-name="T14">scp_program -&gt; example1 (*</text:span><text:line-break/><text:span text:style-name="T44"> <text:s text:c="3"/></text:span><text:span text:style-name="T14">-&gt; rrel_params: ... (*</text:span><text:line-break/><text:span text:style-name="T44"> <text:s text:c="3"/></text:span><text:span text:style-name="T14">*);;</text:span><text:line-break/><text:span text:style-name="T44"> <text:s text:c="3"/></text:span><text:span text:style-name="T14">-&gt; rrel_operators: ... (*</text:span><text:line-break/><text:span text:style-name="T44"> <text:s text:c="7"/></text:span><text:span text:style-name="T14">-&gt;rrel_init: ..operator50693 (*</text:span><text:line-break/><text:span text:style-name="T44"> <text:s text:c="11"/></text:span><text:span text:style-name="T14">&lt;- print;;</text:span><text:line-break/><text:span text:style-name="T44"> <text:s text:c="11"/></text:span><text:span text:style-name="T14">-&gt; rrel_1: rrel_fixed: rrel_scp_const: [Hello world!];;</text:span><text:line-break/><text:span text:style-name="T44"> <text:s text:c="11"/></text:span><text:span text:style-name="T14">=&gt; nrel_goto: ..operator26856;;</text:span><text:line-break/><text:span text:style-name="T44"> <text:s text:c="7"/></text:span><text:span text:style-name="T14">*);;</text:span><text:line-break/><text:span text:style-name="T44"> <text:s text:c="7"/></text:span><text:span text:style-name="T14">-&gt;..operator26856 (*</text:span><text:line-break/><text:span text:style-name="T44"> <text:s text:c="11"/></text:span><text:span text:style-name="T14">&lt;- return;;</text:span><text:line-break/><text:soft-page-break/><text:span text:style-name="T44"> <text:s text:c="7"/></text:span><text:span text:style-name="T14">*);;</text:span><text:line-break/><text:span text:style-name="T44"> <text:s text:c="3"/></text:span><text:span text:style-name="T14">*);;</text:span><text:line-break/><text:span text:style-name="T14">*);;</text:span></text:p>
          </table:table-cell>
        </table:table-row>
        <table:table-row>
          <table:table-cell table:style-name="Table5.A2" office:value-type="string">
            <text:p text:style-name="P88">Программа нахождения <text:span text:style-name="T64">квадрата числа</text:span></text:p>
          </table:table-cell>
        </table:table-row>
        <table:table-row>
          <table:table-cell table:style-name="Table5.A2" office:value-type="string">
            <text:p text:style-name="P73">SimpleSCP</text:p>
          </table:table-cell>
        </table:table-row>
        <table:table-row>
          <table:table-cell table:style-name="Table5.A2" office:value-type="string">
            <text:p text:style-name="P69">function example3(_x) {</text:p>
            <text:p text:style-name="P69"><text:s text:c="2"/>return _y;</text:p>
            <text:p text:style-name="P69"><text:s text:c="2"/>multiple([assign, _y], _x, _x);</text:p>
            <text:p text:style-name="P69">}</text:p>
          </table:table-cell>
        </table:table-row>
        <table:table-row>
          <table:table-cell table:style-name="Table5.A2" office:value-type="string">
            <text:p text:style-name="P73">SCP</text:p>
          </table:table-cell>
        </table:table-row>
        <table:table-row>
          <table:table-cell table:style-name="Table5.A2" office:value-type="string">
            <text:p text:style-name="P40"><text:span text:style-name="T14">scp_program -&gt; example3 (*</text:span><text:line-break/><text:span text:style-name="T44"> <text:s text:c="3"/></text:span><text:span text:style-name="T14">-&gt; rrel_params: ... (*</text:span><text:line-break/><text:span text:style-name="T44"> <text:s text:c="7"/></text:span><text:span text:style-name="T14">-&gt; rrel_1: rrel_in: _x;;</text:span><text:line-break/><text:span text:style-name="T44"> <text:s text:c="7"/></text:span><text:span text:style-name="T14">-&gt; rrel_2: rrel_out: _y;;</text:span><text:line-break/><text:span text:style-name="T44"> <text:s text:c="3"/></text:span><text:span text:style-name="T14">*);;</text:span><text:line-break/><text:span text:style-name="T44"> <text:s text:c="3"/></text:span><text:span text:style-name="T14">-&gt; rrel_operators: ... (*</text:span><text:line-break/><text:span text:style-name="T44"> <text:s text:c="7"/></text:span><text:span text:style-name="T14">-&gt;rrel_init: ..operator53806 (*</text:span><text:line-break/><text:span text:style-name="T44"> <text:s text:c="11"/></text:span><text:span text:style-name="T14">&lt;- contMult;;</text:span><text:line-break/><text:span text:style-name="T44"> <text:s text:c="11"/></text:span><text:span text:style-name="T14">-&gt; rrel_1: rrel_scp_var: rrel_assign: _y;;</text:span><text:line-break/><text:span text:style-name="T44"> <text:s text:c="11"/></text:span><text:span text:style-name="T14">-&gt; rrel_2: rrel_fixed: rrel_scp_var: _x;;</text:span><text:line-break/><text:span text:style-name="T44"> <text:s text:c="11"/></text:span><text:span text:style-name="T14">-&gt; rrel_3: rrel_fixed: rrel_scp_var: _x;;</text:span><text:line-break/><text:span text:style-name="T44"> <text:s text:c="11"/></text:span><text:span text:style-name="T14">=&gt; nrel_goto: ..operator16416;;</text:span><text:line-break/><text:span text:style-name="T44"> <text:s text:c="7"/></text:span><text:span text:style-name="T14">*);;</text:span><text:line-break/><text:span text:style-name="T44"> <text:s text:c="7"/></text:span><text:span text:style-name="T14">-&gt;..operator16416 (*</text:span><text:line-break/><text:span text:style-name="T44"> <text:s text:c="11"/></text:span><text:span text:style-name="T14">&lt;- return;;</text:span><text:line-break/><text:span text:style-name="T44"> <text:s text:c="7"/></text:span><text:span text:style-name="T14">*);;</text:span><text:line-break/><text:span text:style-name="T44"> <text:s text:c="3"/></text:span><text:span text:style-name="T14">*);;</text:span><text:line-break/><text:span text:style-name="T14">*);;</text:span></text:p>
          </table:table-cell>
        </table:table-row>
        <table:table-row>
          <table:table-cell table:style-name="Table5.A2" office:value-type="string">
            <text:p text:style-name="P42">Программа нахождения <text:span text:style-name="T69">конструкций по шаблону</text:span></text:p>
          </table:table-cell>
        </table:table-row>
        <table:table-row>
          <table:table-cell table:style-name="Table5.A2" office:value-type="string">
            <text:p text:style-name="P44">SimpleSCP</text:p>
          </table:table-cell>
        </table:table-row>
        <table:table-row>
          <table:table-cell table:style-name="Table5.A2" office:value-type="string">
            <text:p text:style-name="P98">function proc_of_demo(_pattern, _results) {</text:p>
            <text:p text:style-name="P98"><text:s text:c="2"/>sys_search(_pattern, results, parameters, _results)</text:p>
            <text:p text:style-name="P98"><text:s text:c="2"/>if(search(_results, [assign, _arc], [assign, _result]))</text:p>
            <text:p text:style-name="P98"><text:s text:c="4"/>search(</text:p>
            <text:p text:style-name="P98"><text:s text:c="6"/>_pattern, </text:p>
            <text:p text:style-name="P98"><text:s text:c="6"/>[assign, _arc], </text:p>
            <text:p text:style-name="P98"><text:s text:c="6"/>[assign, constant, _element], </text:p>
            <text:p text:style-name="P98"><text:s text:c="6"/>[], [], _results</text:p>
            <text:p text:style-name="P98"><text:s text:c="4"/>);</text:p>
            <text:p text:style-name="P98"><text:s text:c="2"/>else</text:p>
            <text:p text:style-name="P98"><text:s text:c="4"/>print("Nothing!");</text:p>
            <text:p text:style-name="P98">}</text:p>
          </table:table-cell>
        </table:table-row>
        <table:table-row>
          <table:table-cell table:style-name="Table5.A2" office:value-type="string">
            <text:p text:style-name="P43">SCP</text:p>
          </table:table-cell>
        </table:table-row>
        <table:table-row table:style-name="Table5.15">
          <table:table-cell table:style-name="Table5.A2" office:value-type="string">
            <text:p text:style-name="P40"><text:span text:style-name="T14">scp_program -&gt; example (*</text:span><text:line-break/><text:span text:style-name="T44"> <text:s/></text:span><text:span text:style-name="T14">-&gt; rrel_params: ... (*</text:span><text:line-break/><text:span text:style-name="T44"> <text:s text:c="3"/></text:span><text:span text:style-name="T14">-&gt; rrel_1: rrel_in: _pattern;;</text:span><text:line-break/><text:span text:style-name="T44"> <text:s text:c="3"/></text:span><text:span text:style-name="T14">-&gt; rrel_2: rrel_out: _results;;</text:span><text:line-break/><text:span text:style-name="T44"> <text:s/></text:span><text:span text:style-name="T14">*);;</text:span><text:line-break/><text:soft-page-break/><text:span text:style-name="T44"> <text:s/></text:span><text:span text:style-name="T14">-&gt; rrel_operators: ... (*</text:span><text:line-break/><text:span text:style-name="T44"> <text:s text:c="3"/></text:span><text:span text:style-name="T14">-&gt;rrel_init: ..operator46740 (*</text:span><text:line-break/><text:span text:style-name="T44"> <text:s text:c="5"/></text:span><text:span text:style-name="T14">&lt;- sys_search;;</text:span><text:line-break/><text:span text:style-name="T44"> <text:s text:c="5"/></text:span><text:span text:style-name="T14">-&gt; rrel_1: rrel_fixed: rrel_scp_var: _pattern;;</text:span><text:line-break/><text:span text:style-name="T44"> <text:s text:c="5"/></text:span><text:span text:style-name="T14">-&gt; rrel_2: rrel_fixed: rrel_scp_const: results;;</text:span><text:line-break/><text:span text:style-name="T44"> <text:s text:c="5"/></text:span><text:span text:style-name="T14">-&gt; rrel_3: rrel_fixed: rrel_scp_const: parameters;;</text:span><text:line-break/><text:span text:style-name="T44"> <text:s text:c="5"/></text:span><text:span text:style-name="T14">-&gt; rrel_4: rrel_scp_var: rrel_assign: _results;;</text:span><text:line-break/><text:span text:style-name="T44"> <text:s text:c="5"/></text:span><text:span text:style-name="T14">=&gt; nrel_goto: ..operator2311;;</text:span><text:line-break/><text:span text:style-name="T44"> <text:s text:c="3"/></text:span><text:span text:style-name="T14">*);;</text:span><text:line-break/><text:span text:style-name="T44"> <text:s text:c="3"/></text:span><text:span text:style-name="T14">-&gt;..operator2311 (*</text:span><text:line-break/><text:span text:style-name="T44"> <text:s text:c="5"/></text:span><text:span text:style-name="T14">&lt;- ifVarAssign;;</text:span><text:line-break/><text:span text:style-name="T44"> <text:s text:c="5"/></text:span><text:span text:style-name="T14">-&gt; rrel_1: rrel_fixed: rrel_scp_var: _results;;</text:span><text:line-break/><text:span text:style-name="T44"> <text:s text:c="5"/></text:span><text:span text:style-name="T14">=&gt; nrel_then: ..operator64829;;</text:span><text:line-break/><text:span text:style-name="T44"> <text:s text:c="5"/></text:span><text:span text:style-name="T14">=&gt; nrel_else: ..operator32945;;</text:span><text:line-break/><text:span text:style-name="T44"> <text:s text:c="3"/></text:span><text:span text:style-name="T14">*);;</text:span><text:line-break/><text:span text:style-name="T44"> <text:s text:c="3"/></text:span><text:span text:style-name="T14">-&gt;..operator64829 (*</text:span><text:line-break/><text:span text:style-name="T44"> <text:s text:c="5"/></text:span><text:span text:style-name="T14">&lt;- searchSetStr3;;</text:span><text:line-break/><text:span text:style-name="T44"> <text:s text:c="5"/></text:span><text:span text:style-name="T14">-&gt; rrel_1: rrel_fixed: rrel_scp_var: _pattern;;</text:span><text:line-break/><text:span text:style-name="T44"> <text:s text:c="5"/></text:span><text:span text:style-name="T14">-&gt; rrel_2: rrel_scp_var: rrel_assign: _arc;;</text:span><text:line-break/><text:span text:style-name="T44"> <text:s text:c="5"/></text:span><text:span text:style-name="T14">-&gt; rrel_3: rrel_scp_</text:span><text:span text:style-name="T37">var</text:span><text:span text:style-name="T14">: rrel_assign: _element;;</text:span><text:line-break/><text:span text:style-name="T44"> <text:s text:c="5"/></text:span><text:span text:style-name="T14">-&gt; rrel_set_3: rrel_fixed: rrel_scp_var: _results;;</text:span><text:line-break/><text:span text:style-name="T44"> <text:s text:c="5"/></text:span><text:span text:style-name="T14">=&gt; nrel_goto: ..operator20621;;</text:span><text:line-break/><text:span text:style-name="T44"> <text:s text:c="3"/></text:span><text:span text:style-name="T14">*);;</text:span><text:line-break/><text:span text:style-name="T44"> <text:s text:c="3"/></text:span><text:span text:style-name="T14">-&gt;..operator32945 (*</text:span><text:line-break/><text:span text:style-name="T44"> <text:s text:c="5"/></text:span><text:span text:style-name="T14">&lt;- print;;</text:span><text:line-break/><text:span text:style-name="T44"> <text:s text:c="5"/></text:span><text:span text:style-name="T14">-&gt; rrel_1: rrel_fixed: rrel_scp_const: [Nothing!];;</text:span><text:line-break/><text:span text:style-name="T44"> <text:s text:c="5"/></text:span><text:span text:style-name="T14">=&gt; nrel_goto: ..operator20621;;</text:span><text:line-break/><text:span text:style-name="T44"> <text:s text:c="3"/></text:span><text:span text:style-name="T14">*);;</text:span><text:line-break/><text:span text:style-name="T44"> <text:s text:c="3"/></text:span><text:span text:style-name="T14">-&gt;..operator20621 (*</text:span><text:line-break/><text:span text:style-name="T44"> <text:s text:c="5"/></text:span><text:span text:style-name="T14">&lt;- return;;</text:span><text:line-break/><text:span text:style-name="T44"> <text:s text:c="3"/></text:span><text:span text:style-name="T14">*);;</text:span><text:line-break/><text:span text:style-name="T44"> <text:s/></text:span><text:span text:style-name="T14">*);;</text:span><text:line-break/><text:span text:style-name="T14">*);;</text:span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Ubuntu" svg:font-family="Ubuntu, Tahoma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4T10:13:27.069444304</meta:creation-date>
    <dc:date>2015-05-13T19:58:21.965225190</dc:date>
    <meta:editing-duration>PT11H34M54S</meta:editing-duration>
    <meta:editing-cycles>182</meta:editing-cycles>
    <meta:generator>LibreOffice/4.2.7.2$Linux_x86 LibreOffice_project/420m0$Build-2</meta:generator>
    <meta:document-statistic meta:table-count="9" meta:image-count="0" meta:object-count="0" meta:page-count="11" meta:paragraph-count="253" meta:word-count="1734" meta:character-count="13652" meta:non-whitespace-character-count="11208"/>
  </office:meta>
</office:document-meta>
</file>